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18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 -r '/^[s ]/ {N;N;N;s/\n/ /g};s/ format/\nformat/g;s/ }/\n}/g;s/ \\override/\n\\override/g' TripleConcerto_Format_temp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ClarinetIIMvtI" calcext:value-type="string">
            <text:p>formatClarinetI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Y" calcext:value-type="string">
            <text:p>Y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ClarinetIIMvtII" calcext:value-type="string">
            <text:p>formatClarinetI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ClarinetIIMvtIII" calcext:value-type="string">
            <text:p>formatClarinetI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ClarinetIIMvtI = {" calcext:value-type="string">
            <text:p>formatClarinetI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2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table:style-name="ce7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28" calcext:value-type="float">
            <text:p>28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25" calcext:value-type="float">
            <text:p>25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38" calcext:value-type="float">
            <text:p>38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28" calcext:value-type="float">
            <text:p>28</text:p>
          </table:table-cell>
          <table:table-cell table:formula="of:=IF([.B24]=&quot;&quot;;&quot;&quot;;[.B24]-[.B23])" office:value-type="float" office:value="27" calcext:value-type="float">
            <text:p>27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F24]&amp;&quot; &quot;&amp;[.G24]);&quot;&quot;))" office:value-type="string" office:string-value="s1*27 \break " calcext:value-type="string">
            <text:p>s1*27 \break 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42" calcext:value-type="float">
            <text:p>42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 office:value-type="float" office:value="33" calcext:value-type="float">
            <text:p>33</text:p>
          </table:table-cell>
          <table:table-cell table:style-name="ce12" table:formula="of:=IF(INDEX([.$W24:.$HB24];MATCH([.$B$7];[.$W$1:.$HB$1];0)+[.P$1])=&quot;&quot;;&quot;&quot;;INDEX([.$W24:.$HB24];MATCH([.$B$7];[.$W$1:.$HB$1];0)+[.P$1]))" office:value-type="string" office:string-value="b" calcext:value-type="string">
            <text:p>b</text:p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45" calcext:value-type="float">
            <text:p>45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b" calcext:value-type="string">
            <text:p>b</text:p>
          </table:table-cell>
          <table:table-cell table:style-name="ce20" table:formula="of:=IF(INDEX([.$W24:.$HB24];MATCH([.$B$7];[.$W$1:.$HB$1];0)+[.T$1])=&quot;&quot;;&quot;&quot;;INDEX([.$W24:.$HB24];MATCH([.$B$7];[.$W$1:.$HB$1];0)+[.T$1]))">
            <text:p/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42" calcext:value-type="float">
            <text:p>42</text:p>
          </table:table-cell>
          <table:table-cell table:formula="of:=IF([.B25]=&quot;&quot;;&quot;&quot;;[.B25]-[.B24])" office:value-type="float" office:value="14" calcext:value-type="float">
            <text:p>14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F25]&amp;&quot; &quot;&amp;[.G25]);&quot;&quot;))" office:value-type="string" office:string-value="s1*14 \break " calcext:value-type="string">
            <text:p>s1*14 \break 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57" calcext:value-type="float">
            <text:p>57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>
            <text:p/>
          </table:table-cell>
          <table:table-cell table:style-name="ce12" table:formula="of:=IF(INDEX([.$W25:.$HB25];MATCH([.$B$7];[.$W$1:.$HB$1];0)+[.P$1])=&quot;&quot;;&quot;&quot;;INDEX([.$W25:.$HB25];MATCH([.$B$7];[.$W$1:.$HB$1];0)+[.P$1]))">
            <text:p/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53" calcext:value-type="float">
            <text:p>53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table:style-name="ce77" office:value-type="float" office:value="4" calcext:value-type="float">
            <text:p>4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15" calcext:value-type="float">
            <text:p>15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F26]&amp;&quot; &quot;&amp;[.G26]);&quot;&quot;))" office:value-type="string" office:string-value="s1*15 \break " calcext:value-type="string">
            <text:p>s1*15 \break 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65" calcext:value-type="float">
            <text:p>65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61" calcext:value-type="float">
            <text:p>61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table:style-name="ce7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F27]&amp;&quot; &quot;&amp;[.G27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75" calcext:value-type="float">
            <text:p>75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92" calcext:value-type="float">
            <text:p>92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b" calcext:value-type="string">
            <text:p>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75" calcext:value-type="float">
            <text:p>75</text:p>
          </table:table-cell>
          <table:table-cell table:formula="of:=IF([.B28]=&quot;&quot;;&quot;&quot;;[.B28]-[.B27])" office:value-type="float" office:value="10" calcext:value-type="float">
            <text:p>10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F28]&amp;&quot; &quot;&amp;[.G28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118" calcext:value-type="float">
            <text:p>118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116" calcext:value-type="float">
            <text:p>116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table:style-name="ce77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118" calcext:value-type="float">
            <text:p>118</text:p>
          </table:table-cell>
          <table:table-cell table:formula="of:=IF([.B29]=&quot;&quot;;&quot;&quot;;[.B29]-[.B28])" office:value-type="float" office:value="43" calcext:value-type="float">
            <text:p>43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F29]&amp;&quot; &quot;&amp;[.G29]);&quot;&quot;))" office:value-type="string" office:string-value="s1*43 \break " calcext:value-type="string">
            <text:p>s1*43 \break 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148" calcext:value-type="float">
            <text:p>148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149" calcext:value-type="float">
            <text:p>149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b" calcext:value-type="string">
            <text:p>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148" calcext:value-type="float">
            <text:p>148</text:p>
          </table:table-cell>
          <table:table-cell table:formula="of:=IF([.B30]=&quot;&quot;;&quot;&quot;;[.B30]-[.B29])" office:value-type="float" office:value="30" calcext:value-type="float">
            <text:p>30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F30]&amp;&quot; &quot;&amp;[.G30]);&quot;&quot;))" office:value-type="string" office:string-value="s1*30 \break " calcext:value-type="string">
            <text:p>s1*30 \break 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165" calcext:value-type="float">
            <text:p>165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161" calcext:value-type="float">
            <text:p>161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165" calcext:value-type="float">
            <text:p>165</text:p>
          </table:table-cell>
          <table:table-cell table:formula="of:=IF([.B31]=&quot;&quot;;&quot;&quot;;[.B31]-[.B30])" office:value-type="float" office:value="17" calcext:value-type="float">
            <text:p>17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F31]&amp;&quot; &quot;&amp;[.G31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227" calcext:value-type="float">
            <text:p>227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170" calcext:value-type="float">
            <text:p>170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 office:value-type="string" office:string-value="s8" calcext:value-type="string">
            <text:p>s8</text:p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227" calcext:value-type="float">
            <text:p>227</text:p>
          </table:table-cell>
          <table:table-cell table:formula="of:=IF([.B32]=&quot;&quot;;&quot;&quot;;[.B32]-[.B31])" office:value-type="float" office:value="62" calcext:value-type="float">
            <text:p>62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F32]&amp;&quot; &quot;&amp;[.G32]);&quot;&quot;))" office:value-type="string" office:string-value="s1*62 \break " calcext:value-type="string">
            <text:p>s1*62 \break 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235" calcext:value-type="float">
            <text:p>235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183" calcext:value-type="float">
            <text:p>183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b" calcext:value-type="string">
            <text:p>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table:style-name="ce77" office:value-type="float" office:value="11" calcext:value-type="float">
            <text:p>11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235" calcext:value-type="float">
            <text:p>235</text:p>
          </table:table-cell>
          <table:table-cell table:formula="of:=IF([.B33]=&quot;&quot;;&quot;&quot;;[.B33]-[.B32])" office:value-type="float" office:value="8" calcext:value-type="float">
            <text:p>8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F33]&amp;&quot; &quot;&amp;[.G33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277" calcext:value-type="float">
            <text:p>277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190" calcext:value-type="float">
            <text:p>190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table:style-name="ce77" office:value-type="float" office:value="12" calcext:value-type="float">
            <text:p>12</text:p>
          </table:table-cell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277" calcext:value-type="float">
            <text:p>277</text:p>
          </table:table-cell>
          <table:table-cell table:formula="of:=IF([.B34]=&quot;&quot;;&quot;&quot;;[.B34]-[.B33])" office:value-type="float" office:value="42" calcext:value-type="float">
            <text:p>42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F34]&amp;&quot; &quot;&amp;[.G34]);&quot;&quot;))" office:value-type="string" office:string-value="s1*42 \break " calcext:value-type="string">
            <text:p>s1*42 \break 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331" calcext:value-type="float">
            <text:p>331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pb" calcext:value-type="string">
            <text:p>p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221" calcext:value-type="float">
            <text:p>221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pb" calcext:value-type="string">
            <text:p>p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table:style-name="ce77" office:value-type="float" office:value="13" calcext:value-type="float">
            <text:p>13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331" calcext:value-type="float">
            <text:p>331</text:p>
          </table:table-cell>
          <table:table-cell table:formula="of:=IF([.B35]=&quot;&quot;;&quot;&quot;;[.B35]-[.B34])" office:value-type="float" office:value="54" calcext:value-type="float">
            <text:p>54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pb" calcext:value-type="string">
            <text:p>p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F35]&amp;&quot; &quot;&amp;[.G35]);&quot;&quot;))" office:value-type="string" office:string-value="s1*54 \pageBreak " calcext:value-type="string">
            <text:p>s1*54 \pageBreak 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350" calcext:value-type="float">
            <text:p>350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b" calcext:value-type="string">
            <text:p>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230" calcext:value-type="float">
            <text:p>230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table:style-name="ce77" office:value-type="float" office:value="14" calcext:value-type="float">
            <text:p>14</text:p>
          </table:table-cell>
          <table:table-cell table:style-name="ce9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350" calcext:value-type="float">
            <text:p>350</text:p>
          </table:table-cell>
          <table:table-cell table:formula="of:=IF([.B36]=&quot;&quot;;&quot;&quot;;[.B36]-[.B35])" office:value-type="float" office:value="19" calcext:value-type="float">
            <text:p>19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b" calcext:value-type="string">
            <text:p>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F36]&amp;&quot; &quot;&amp;[.G36]);&quot;&quot;))" office:value-type="string" office:string-value="s1*19 \break " calcext:value-type="string">
            <text:p>s1*19 \break 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372" calcext:value-type="float">
            <text:p>372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247" calcext:value-type="float">
            <text:p>247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>
            <text:p/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9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372" calcext:value-type="float">
            <text:p>372</text:p>
          </table:table-cell>
          <table:table-cell table:formula="of:=IF([.B37]=&quot;&quot;;&quot;&quot;;[.B37]-[.B36])" office:value-type="float" office:value="22" calcext:value-type="float">
            <text:p>22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F37]&amp;&quot; &quot;&amp;[.G37]);&quot;&quot;))" office:value-type="string" office:string-value="s1*22 \break " calcext:value-type="string">
            <text:p>s1*22 \break 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400" calcext:value-type="float">
            <text:p>400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255" calcext:value-type="float">
            <text:p>255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b" calcext:value-type="string">
            <text:p>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table:style-name="ce77" office:value-type="float" office:value="16" calcext:value-type="float">
            <text:p>16</text:p>
          </table:table-cell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400" calcext:value-type="float">
            <text:p>400</text:p>
          </table:table-cell>
          <table:table-cell table:formula="of:=IF([.B38]=&quot;&quot;;&quot;&quot;;[.B38]-[.B37])" office:value-type="float" office:value="28" calcext:value-type="float">
            <text:p>28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F38]&amp;&quot; &quot;&amp;[.G38]);&quot;&quot;))" office:value-type="string" office:string-value="s1*28 \break " calcext:value-type="string">
            <text:p>s1*28 \break 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463" calcext:value-type="float">
            <text:p>463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277" calcext:value-type="float">
            <text:p>277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table:style-name="ce77" office:value-type="float" office:value="17" calcext:value-type="float">
            <text:p>17</text:p>
          </table:table-cell>
          <table:table-cell table:style-name="ce9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3" calcext:value-type="float">
            <text:p>4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463" calcext:value-type="float">
            <text:p>463</text:p>
          </table:table-cell>
          <table:table-cell table:formula="of:=IF([.B39]=&quot;&quot;;&quot;&quot;;[.B39]-[.B38])" office:value-type="float" office:value="63" calcext:value-type="float">
            <text:p>63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F39]&amp;&quot; &quot;&amp;[.G39]);&quot;&quot;))" office:value-type="string" office:string-value="s1*63 \break " calcext:value-type="string">
            <text:p>s1*63 \break 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471" calcext:value-type="float">
            <text:p>471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 office:value-type="float" office:value="286" calcext:value-type="float">
            <text:p>286</text:p>
          </table:table-cell>
          <table:table-cell table:style-name="ce60" table:formula="of:=IF(INDEX([.$W39:.$HB39];MATCH([.$B$7];[.$W$1:.$HB$1];0)+[.S$1])=&quot;&quot;;&quot;&quot;;INDEX([.$W39:.$HB39];MATCH([.$B$7];[.$W$1:.$HB$1];0)+[.S$1]))" office:value-type="string" office:string-value="b" calcext:value-type="string">
            <text:p>b</text:p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table:style-name="ce77" office:value-type="float" office:value="18" calcext:value-type="float">
            <text:p>18</text:p>
          </table:table-cell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71" calcext:value-type="float">
            <text:p>4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471" calcext:value-type="float">
            <text:p>471</text:p>
          </table:table-cell>
          <table:table-cell table:formula="of:=IF([.B40]=&quot;&quot;;&quot;&quot;;[.B40]-[.B39])" office:value-type="float" office:value="8" calcext:value-type="float">
            <text:p>8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F40]&amp;&quot; &quot;&amp;[.G40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 office:value-type="float" office:value="492" calcext:value-type="float">
            <text:p>492</text:p>
          </table:table-cell>
          <table:table-cell table:style-name="ce12" table:formula="of:=IF(INDEX([.$W40:.$HB40];MATCH([.$B$7];[.$W$1:.$HB$1];0)+[.M$1])=&quot;&quot;;&quot;&quot;;INDEX([.$W40:.$HB40];MATCH([.$B$7];[.$W$1:.$HB$1];0)+[.M$1]))" office:value-type="string" office:string-value="b" calcext:value-type="string">
            <text:p>b</text:p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 office:value-type="float" office:value="324" calcext:value-type="float">
            <text:p>324</text:p>
          </table:table-cell>
          <table:table-cell table:style-name="ce60" table:formula="of:=IF(INDEX([.$W40:.$HB40];MATCH([.$B$7];[.$W$1:.$HB$1];0)+[.S$1])=&quot;&quot;;&quot;&quot;;INDEX([.$W40:.$HB40];MATCH([.$B$7];[.$W$1:.$HB$1];0)+[.S$1]))" office:value-type="string" office:string-value="b" calcext:value-type="string">
            <text:p>b</text:p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table:style-name="ce77" office:value-type="float" office:value="19" calcext:value-type="float">
            <text:p>19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492" calcext:value-type="float">
            <text:p>492</text:p>
          </table:table-cell>
          <table:table-cell table:formula="of:=IF([.B41]=&quot;&quot;;&quot;&quot;;[.B41]-[.B40])" office:value-type="float" office:value="21" calcext:value-type="float">
            <text:p>21</text:p>
          </table:table-cell>
          <table:table-cell table:formula="of:=IF([.B41]=&quot;&quot;;&quot;&quot;;IF(ISNUMBER(MATCH([.B41];[.$L$4:.$L$11];0));&quot;&quot;;INDEX([.$M$22:.$M$101];MATCH([.B41];[.$L$22:.$L$101];1))))" office:value-type="string" office:string-value="b" calcext:value-type="string">
            <text:p>b</text:p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F41]&amp;&quot; &quot;&amp;[.G41]);&quot;&quot;))" office:value-type="string" office:string-value="s1*21 \break " calcext:value-type="string">
            <text:p>s1*21 \break 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 office:value-type="float" office:value="517" calcext:value-type="float">
            <text:p>517</text:p>
          </table:table-cell>
          <table:table-cell table:style-name="ce12" table:formula="of:=IF(INDEX([.$W41:.$HB41];MATCH([.$B$7];[.$W$1:.$HB$1];0)+[.M$1])=&quot;&quot;;&quot;&quot;;INDEX([.$W41:.$HB41];MATCH([.$B$7];[.$W$1:.$HB$1];0)+[.M$1]))" office:value-type="string" office:string-value="b" calcext:value-type="string">
            <text:p>b</text:p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 office:value-type="float" office:value="331" calcext:value-type="float">
            <text:p>331</text:p>
          </table:table-cell>
          <table:table-cell table:style-name="ce60" table:formula="of:=IF(INDEX([.$W41:.$HB41];MATCH([.$B$7];[.$W$1:.$HB$1];0)+[.S$1])=&quot;&quot;;&quot;&quot;;INDEX([.$W41:.$HB41];MATCH([.$B$7];[.$W$1:.$HB$1];0)+[.S$1]))" office:value-type="string" office:string-value="b" calcext:value-type="string">
            <text:p>b</text:p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9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8" calcext:value-type="float">
            <text:p>4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 office:value-type="float" office:value="517" calcext:value-type="float">
            <text:p>517</text:p>
          </table:table-cell>
          <table:table-cell table:formula="of:=IF([.B42]=&quot;&quot;;&quot;&quot;;[.B42]-[.B41])" office:value-type="float" office:value="25" calcext:value-type="float">
            <text:p>25</text:p>
          </table:table-cell>
          <table:table-cell table:formula="of:=IF([.B42]=&quot;&quot;;&quot;&quot;;IF(ISNUMBER(MATCH([.B42];[.$L$4:.$L$11];0));&quot;&quot;;INDEX([.$M$22:.$M$101];MATCH([.B42];[.$L$22:.$L$101];1))))" office:value-type="string" office:string-value="b" calcext:value-type="string">
            <text:p>b</text:p>
          </table:table-cell>
          <table:table-cell table:formula="of:=IF([.B42]=&quot;&quot;;&quot;&quot;;IF([.B41]&lt;[.$L$4];INDEX([.$M$4:.$M$11];MATCH([.B41];[.$L$4:.$L$11];-1));INDEX([.$M$4:.$M$11];MATCH([.B41];[.$L$4:.$L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F42]&amp;&quot; &quot;&amp;[.G42]);&quot;&quot;))" office:value-type="string" office:string-value="s1*25 \break " calcext:value-type="string">
            <text:p>s1*25 \break </text:p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 office:value-type="float" office:value="524" calcext:value-type="float">
            <text:p>524</text:p>
          </table:table-cell>
          <table:table-cell table:style-name="ce12" table:formula="of:=IF(INDEX([.$W42:.$HB42];MATCH([.$B$7];[.$W$1:.$HB$1];0)+[.M$1])=&quot;&quot;;&quot;&quot;;INDEX([.$W42:.$HB42];MATCH([.$B$7];[.$W$1:.$HB$1];0)+[.M$1]))" office:value-type="string" office:string-value="b" calcext:value-type="string">
            <text:p>b</text:p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 office:value-type="float" office:value="390" calcext:value-type="float">
            <text:p>390</text:p>
          </table:table-cell>
          <table:table-cell table:style-name="ce60" table:formula="of:=IF(INDEX([.$W42:.$HB42];MATCH([.$B$7];[.$W$1:.$HB$1];0)+[.S$1])=&quot;&quot;;&quot;&quot;;INDEX([.$W42:.$HB42];MATCH([.$B$7];[.$W$1:.$HB$1];0)+[.S$1]))" office:value-type="string" office:string-value="b" calcext:value-type="string">
            <text:p>b</text:p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table:style-name="ce77" office:value-type="float" office:value="21" calcext:value-type="float">
            <text:p>21</text:p>
          </table:table-cell>
          <table:table-cell table:style-name="ce9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 office:value-type="float" office:value="524" calcext:value-type="float">
            <text:p>524</text:p>
          </table:table-cell>
          <table:table-cell table:formula="of:=IF([.B43]=&quot;&quot;;&quot;&quot;;[.B43]-[.B42])" office:value-type="float" office:value="7" calcext:value-type="float">
            <text:p>7</text:p>
          </table:table-cell>
          <table:table-cell table:formula="of:=IF([.B43]=&quot;&quot;;&quot;&quot;;IF(ISNUMBER(MATCH([.B43];[.$L$4:.$L$11];0));&quot;&quot;;INDEX([.$M$22:.$M$101];MATCH([.B43];[.$L$22:.$L$101];1))))" office:value-type="string" office:string-value="b" calcext:value-type="string">
            <text:p>b</text:p>
          </table:table-cell>
          <table:table-cell table:formula="of:=IF([.B43]=&quot;&quot;;&quot;&quot;;IF([.B42]&lt;[.$L$4];INDEX([.$M$4:.$M$11];MATCH([.B42];[.$L$4:.$L$11];-1));INDEX([.$M$4:.$M$11];MATCH([.B42];[.$L$4:.$L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F43]&amp;&quot; &quot;&amp;[.G43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>
            <text:p/>
          </table:table-cell>
          <table:table-cell table:style-name="ce12" table:formula="of:=IF(INDEX([.$W43:.$HB43];MATCH([.$B$7];[.$W$1:.$HB$1];0)+[.M$1])=&quot;&quot;;&quot;&quot;;INDEX([.$W43:.$HB43];MATCH([.$B$7];[.$W$1:.$HB$1];0)+[.M$1]))">
            <text:p/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 office:value-type="float" office:value="413" calcext:value-type="float">
            <text:p>413</text:p>
          </table:table-cell>
          <table:table-cell table:style-name="ce60" table:formula="of:=IF(INDEX([.$W43:.$HB43];MATCH([.$B$7];[.$W$1:.$HB$1];0)+[.S$1])=&quot;&quot;;&quot;&quot;;INDEX([.$W43:.$HB43];MATCH([.$B$7];[.$W$1:.$HB$1];0)+[.S$1]))" office:value-type="string" office:string-value="b" calcext:value-type="string">
            <text:p>b</text:p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table:style-name="ce77" office:value-type="float" office:value="22" calcext:value-type="float">
            <text:p>22</text:p>
          </table:table-cell>
          <table:table-cell table:style-name="ce9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 office:value-type="float" office:value="532" calcext:value-type="float">
            <text:p>532</text:p>
          </table:table-cell>
          <table:table-cell table:formula="of:=IF([.B44]=&quot;&quot;;&quot;&quot;;[.B44]-[.B43])" office:value-type="float" office:value="8" calcext:value-type="float">
            <text:p>8</text:p>
          </table:table-cell>
          <table:table-cell table:formula="of:=IF([.B44]=&quot;&quot;;&quot;&quot;;IF(ISNUMBER(MATCH([.B44];[.$L$4:.$L$11];0));&quot;&quot;;INDEX([.$M$22:.$M$101];MATCH([.B44];[.$L$22:.$L$101];1))))">
            <text:p/>
          </table:table-cell>
          <table:table-cell table:formula="of:=IF([.B44]=&quot;&quot;;&quot;&quot;;IF([.B43]&lt;[.$L$4];INDEX([.$M$4:.$M$11];MATCH([.B43];[.$L$4:.$L$11];-1));INDEX([.$M$4:.$M$11];MATCH([.B43];[.$L$4:.$L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>
            <text:p/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F44]&amp;&quot; &quot;&amp;[.G44]);&quot;&quot;))" office:value-type="string" office:string-value="s1*8  " calcext:value-type="string">
            <text:p>s1*8 <text:s/></text:p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>
            <text:p/>
          </table:table-cell>
          <table:table-cell table:style-name="ce12" table:formula="of:=IF(INDEX([.$W44:.$HB44];MATCH([.$B$7];[.$W$1:.$HB$1];0)+[.M$1])=&quot;&quot;;&quot;&quot;;INDEX([.$W44:.$HB44];MATCH([.$B$7];[.$W$1:.$HB$1];0)+[.M$1]))">
            <text:p/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 office:value-type="float" office:value="444" calcext:value-type="float">
            <text:p>444</text:p>
          </table:table-cell>
          <table:table-cell table:style-name="ce60" table:formula="of:=IF(INDEX([.$W44:.$HB44];MATCH([.$B$7];[.$W$1:.$HB$1];0)+[.S$1])=&quot;&quot;;&quot;&quot;;INDEX([.$W44:.$HB44];MATCH([.$B$7];[.$W$1:.$HB$1];0)+[.S$1]))" office:value-type="string" office:string-value="b" calcext:value-type="string">
            <text:p>b</text:p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table:style-name="ce77" office:value-type="float" office:value="23" calcext:value-type="float">
            <text:p>23</text:p>
          </table:table-cell>
          <table:table-cell table:style-name="ce9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>
            <text:p/>
          </table:table-cell>
          <table:table-cell table:formula="of:=IF([.B45]=&quot;&quot;;&quot;&quot;;[.B45]-[.B44])">
            <text:p/>
          </table:table-cell>
          <table:table-cell table:formula="of:=IF([.B45]=&quot;&quot;;&quot;&quot;;IF(ISNUMBER(MATCH([.B45];[.$L$4:.$L$11];0));&quot;&quot;;INDEX([.$M$22:.$M$101];MATCH([.B45];[.$L$22:.$L$101];1))))">
            <text:p/>
          </table:table-cell>
          <table:table-cell table:formula="of:=IF([.B45]=&quot;&quot;;&quot;&quot;;IF([.B44]&lt;[.$L$4];INDEX([.$M$4:.$M$11];MATCH([.B44];[.$L$4:.$L$11];-1));INDEX([.$M$4:.$M$11];MATCH([.B44];[.$L$4:.$L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>
            <text:p/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F45]&amp;&quot; &quot;&amp;[.G45]);&quot;&quot;))">
            <text:p/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>
            <text:p/>
          </table:table-cell>
          <table:table-cell table:style-name="ce12" table:formula="of:=IF(INDEX([.$W45:.$HB45];MATCH([.$B$7];[.$W$1:.$HB$1];0)+[.M$1])=&quot;&quot;;&quot;&quot;;INDEX([.$W45:.$HB45];MATCH([.$B$7];[.$W$1:.$HB$1];0)+[.M$1]))">
            <text:p/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 office:value-type="float" office:value="457" calcext:value-type="float">
            <text:p>457</text:p>
          </table:table-cell>
          <table:table-cell table:style-name="ce60" table:formula="of:=IF(INDEX([.$W45:.$HB45];MATCH([.$B$7];[.$W$1:.$HB$1];0)+[.S$1])=&quot;&quot;;&quot;&quot;;INDEX([.$W45:.$HB45];MATCH([.$B$7];[.$W$1:.$HB$1];0)+[.S$1]))" office:value-type="string" office:string-value="b" calcext:value-type="string">
            <text:p>b</text:p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table:style-name="ce77" office:value-type="float" office:value="24" calcext:value-type="float">
            <text:p>24</text:p>
          </table:table-cell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>
            <text:p/>
          </table:table-cell>
          <table:table-cell table:formula="of:=IF([.B46]=&quot;&quot;;&quot;&quot;;[.B46]-[.B45])">
            <text:p/>
          </table:table-cell>
          <table:table-cell table:formula="of:=IF([.B46]=&quot;&quot;;&quot;&quot;;IF(ISNUMBER(MATCH([.B46];[.$L$4:.$L$11];0));&quot;&quot;;INDEX([.$M$22:.$M$101];MATCH([.B46];[.$L$22:.$L$101];1))))">
            <text:p/>
          </table:table-cell>
          <table:table-cell table:formula="of:=IF([.B46]=&quot;&quot;;&quot;&quot;;IF([.B45]&lt;[.$L$4];INDEX([.$M$4:.$M$11];MATCH([.B45];[.$L$4:.$L$11];-1));INDEX([.$M$4:.$M$11];MATCH([.B45];[.$L$4:.$L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>
            <text:p/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F46]&amp;&quot; &quot;&amp;[.G46]);&quot;&quot;))">
            <text:p/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>
            <text:p/>
          </table:table-cell>
          <table:table-cell table:style-name="ce12" table:formula="of:=IF(INDEX([.$W46:.$HB46];MATCH([.$B$7];[.$W$1:.$HB$1];0)+[.M$1])=&quot;&quot;;&quot;&quot;;INDEX([.$W46:.$HB46];MATCH([.$B$7];[.$W$1:.$HB$1];0)+[.M$1]))">
            <text:p/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 office:value-type="float" office:value="467" calcext:value-type="float">
            <text:p>467</text:p>
          </table:table-cell>
          <table:table-cell table:style-name="ce60" table:formula="of:=IF(INDEX([.$W46:.$HB46];MATCH([.$B$7];[.$W$1:.$HB$1];0)+[.S$1])=&quot;&quot;;&quot;&quot;;INDEX([.$W46:.$HB46];MATCH([.$B$7];[.$W$1:.$HB$1];0)+[.S$1]))" office:value-type="string" office:string-value="b" calcext:value-type="string">
            <text:p>b</text:p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table:style-name="ce77" office:value-type="float" office:value="25" calcext:value-type="float">
            <text:p>25</text:p>
          </table:table-cell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/>
          <table:table-cell table:style-name="ce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>
            <text:p/>
          </table:table-cell>
          <table:table-cell table:formula="of:=IF([.B47]=&quot;&quot;;&quot;&quot;;[.B47]-[.B46])">
            <text:p/>
          </table:table-cell>
          <table:table-cell table:formula="of:=IF([.B47]=&quot;&quot;;&quot;&quot;;IF(ISNUMBER(MATCH([.B47];[.$L$4:.$L$11];0));&quot;&quot;;INDEX([.$M$22:.$M$101];MATCH([.B47];[.$L$22:.$L$101];1))))">
            <text:p/>
          </table:table-cell>
          <table:table-cell table:formula="of:=IF([.B47]=&quot;&quot;;&quot;&quot;;IF([.B46]&lt;[.$L$4];INDEX([.$M$4:.$M$11];MATCH([.B46];[.$L$4:.$L$11];-1));INDEX([.$M$4:.$M$11];MATCH([.B46];[.$L$4:.$L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>
            <text:p/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F47]&amp;&quot; &quot;&amp;[.G47]);&quot;&quot;))">
            <text:p/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>
            <text:p/>
          </table:table-cell>
          <table:table-cell table:style-name="ce12" table:formula="of:=IF(INDEX([.$W47:.$HB47];MATCH([.$B$7];[.$W$1:.$HB$1];0)+[.M$1])=&quot;&quot;;&quot;&quot;;INDEX([.$W47:.$HB47];MATCH([.$B$7];[.$W$1:.$HB$1];0)+[.M$1]))">
            <text:p/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>
            <text:p/>
          </table:table-cell>
          <table:table-cell table:style-name="ce60" table:formula="of:=IF(INDEX([.$W47:.$HB47];MATCH([.$B$7];[.$W$1:.$HB$1];0)+[.S$1])=&quot;&quot;;&quot;&quot;;INDEX([.$W47:.$HB47];MATCH([.$B$7];[.$W$1:.$HB$1];0)+[.S$1]))">
            <text:p/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table:style-name="ce77" office:value-type="float" office:value="26" calcext:value-type="float">
            <text:p>2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>
            <text:p/>
          </table:table-cell>
          <table:table-cell table:formula="of:=IF([.B48]=&quot;&quot;;&quot;&quot;;[.B48]-[.B47])">
            <text:p/>
          </table:table-cell>
          <table:table-cell table:formula="of:=IF([.B48]=&quot;&quot;;&quot;&quot;;IF(ISNUMBER(MATCH([.B48];[.$L$4:.$L$11];0));&quot;&quot;;INDEX([.$M$22:.$M$101];MATCH([.B48];[.$L$22:.$L$101];1))))">
            <text:p/>
          </table:table-cell>
          <table:table-cell table:formula="of:=IF([.B48]=&quot;&quot;;&quot;&quot;;IF([.B47]&lt;[.$L$4];INDEX([.$M$4:.$M$11];MATCH([.B47];[.$L$4:.$L$11];-1));INDEX([.$M$4:.$M$11];MATCH([.B47];[.$L$4:.$L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>
            <text:p/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F48]&amp;&quot; &quot;&amp;[.G48]);&quot;&quot;))">
            <text:p/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>
            <text:p/>
          </table:table-cell>
          <table:table-cell table:style-name="ce12" table:formula="of:=IF(INDEX([.$W48:.$HB48];MATCH([.$B$7];[.$W$1:.$HB$1];0)+[.M$1])=&quot;&quot;;&quot;&quot;;INDEX([.$W48:.$HB48];MATCH([.$B$7];[.$W$1:.$HB$1];0)+[.M$1]))">
            <text:p/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>
            <text:p/>
          </table:table-cell>
          <table:table-cell table:style-name="ce60" table:formula="of:=IF(INDEX([.$W48:.$HB48];MATCH([.$B$7];[.$W$1:.$HB$1];0)+[.S$1])=&quot;&quot;;&quot;&quot;;INDEX([.$W48:.$HB48];MATCH([.$B$7];[.$W$1:.$HB$1];0)+[.S$1]))">
            <text:p/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table:style-name="ce77" office:value-type="float" office:value="27" calcext:value-type="float">
            <text:p>2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L$4:.$L$11];0));&quot;&quot;;INDEX([.$M$22:.$M$101];MATCH([.B49];[.$L$22:.$L$101];1))))">
            <text:p/>
          </table:table-cell>
          <table:table-cell table:formula="of:=IF([.B49]=&quot;&quot;;&quot;&quot;;IF([.B48]&lt;[.$L$4];INDEX([.$M$4:.$M$11];MATCH([.B48];[.$L$4:.$L$11];-1));INDEX([.$M$4:.$M$11];MATCH([.B48];[.$L$4:.$L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>
            <text:p/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F49]&amp;&quot; &quot;&amp;[.G49]);&quot;&quot;))">
            <text:p/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>
            <text:p/>
          </table:table-cell>
          <table:table-cell table:style-name="ce12" table:formula="of:=IF(INDEX([.$W49:.$HB49];MATCH([.$B$7];[.$W$1:.$HB$1];0)+[.M$1])=&quot;&quot;;&quot;&quot;;INDEX([.$W49:.$HB49];MATCH([.$B$7];[.$W$1:.$HB$1];0)+[.M$1]))">
            <text:p/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>
            <text:p/>
          </table:table-cell>
          <table:table-cell table:style-name="ce60" table:formula="of:=IF(INDEX([.$W49:.$HB49];MATCH([.$B$7];[.$W$1:.$HB$1];0)+[.S$1])=&quot;&quot;;&quot;&quot;;INDEX([.$W49:.$HB49];MATCH([.$B$7];[.$W$1:.$HB$1];0)+[.S$1]))">
            <text:p/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table:style-name="ce77" office:value-type="float" office:value="28" calcext:value-type="float">
            <text:p>2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L$4:.$L$11];0));&quot;&quot;;INDEX([.$M$22:.$M$101];MATCH([.B50];[.$L$22:.$L$101];1))))">
            <text:p/>
          </table:table-cell>
          <table:table-cell table:formula="of:=IF([.B50]=&quot;&quot;;&quot;&quot;;IF([.B49]&lt;[.$L$4];INDEX([.$M$4:.$M$11];MATCH([.B49];[.$L$4:.$L$11];-1));INDEX([.$M$4:.$M$11];MATCH([.B49];[.$L$4:.$L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>
            <text:p/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F50]&amp;&quot; &quot;&amp;[.G50]);&quot;&quot;))">
            <text:p/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>
            <text:p/>
          </table:table-cell>
          <table:table-cell table:style-name="ce12" table:formula="of:=IF(INDEX([.$W50:.$HB50];MATCH([.$B$7];[.$W$1:.$HB$1];0)+[.M$1])=&quot;&quot;;&quot;&quot;;INDEX([.$W50:.$HB50];MATCH([.$B$7];[.$W$1:.$HB$1];0)+[.M$1]))">
            <text:p/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>
            <text:p/>
          </table:table-cell>
          <table:table-cell table:style-name="ce60" table:formula="of:=IF(INDEX([.$W50:.$HB50];MATCH([.$B$7];[.$W$1:.$HB$1];0)+[.S$1])=&quot;&quot;;&quot;&quot;;INDEX([.$W50:.$HB50];MATCH([.$B$7];[.$W$1:.$HB$1];0)+[.S$1]))">
            <text:p/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table:style-name="ce77" office:value-type="float" office:value="29" calcext:value-type="float">
            <text:p>2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L$4:.$L$11];0));&quot;&quot;;INDEX([.$M$22:.$M$101];MATCH([.B51];[.$L$22:.$L$101];1))))">
            <text:p/>
          </table:table-cell>
          <table:table-cell table:formula="of:=IF([.B51]=&quot;&quot;;&quot;&quot;;IF([.B50]&lt;[.$L$4];INDEX([.$M$4:.$M$11];MATCH([.B50];[.$L$4:.$L$11];-1));INDEX([.$M$4:.$M$11];MATCH([.B50];[.$L$4:.$L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>
            <text:p/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F51]&amp;&quot; &quot;&amp;[.G51]);&quot;&quot;))">
            <text:p/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>
            <text:p/>
          </table:table-cell>
          <table:table-cell table:style-name="ce12" table:formula="of:=IF(INDEX([.$W51:.$HB51];MATCH([.$B$7];[.$W$1:.$HB$1];0)+[.M$1])=&quot;&quot;;&quot;&quot;;INDEX([.$W51:.$HB51];MATCH([.$B$7];[.$W$1:.$HB$1];0)+[.M$1]))">
            <text:p/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>
            <text:p/>
          </table:table-cell>
          <table:table-cell table:style-name="ce60" table:formula="of:=IF(INDEX([.$W51:.$HB51];MATCH([.$B$7];[.$W$1:.$HB$1];0)+[.S$1])=&quot;&quot;;&quot;&quot;;INDEX([.$W51:.$HB51];MATCH([.$B$7];[.$W$1:.$HB$1];0)+[.S$1]))">
            <text:p/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L$4:.$L$11];0));&quot;&quot;;INDEX([.$M$22:.$M$101];MATCH([.B52];[.$L$22:.$L$101];1))))">
            <text:p/>
          </table:table-cell>
          <table:table-cell table:formula="of:=IF([.B52]=&quot;&quot;;&quot;&quot;;IF([.B51]&lt;[.$L$4];INDEX([.$M$4:.$M$11];MATCH([.B51];[.$L$4:.$L$11];-1));INDEX([.$M$4:.$M$11];MATCH([.B51];[.$L$4:.$L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>
            <text:p/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F52]&amp;&quot; &quot;&amp;[.G52]);&quot;&quot;))">
            <text:p/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>
            <text:p/>
          </table:table-cell>
          <table:table-cell table:style-name="ce12" table:formula="of:=IF(INDEX([.$W52:.$HB52];MATCH([.$B$7];[.$W$1:.$HB$1];0)+[.M$1])=&quot;&quot;;&quot;&quot;;INDEX([.$W52:.$HB52];MATCH([.$B$7];[.$W$1:.$HB$1];0)+[.M$1]))">
            <text:p/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>
            <text:p/>
          </table:table-cell>
          <table:table-cell table:style-name="ce60" table:formula="of:=IF(INDEX([.$W52:.$HB52];MATCH([.$B$7];[.$W$1:.$HB$1];0)+[.S$1])=&quot;&quot;;&quot;&quot;;INDEX([.$W52:.$HB52];MATCH([.$B$7];[.$W$1:.$HB$1];0)+[.S$1]))">
            <text:p/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L$4:.$L$11];0));&quot;&quot;;INDEX([.$M$22:.$M$101];MATCH([.B53];[.$L$22:.$L$101];1))))">
            <text:p/>
          </table:table-cell>
          <table:table-cell table:formula="of:=IF([.B53]=&quot;&quot;;&quot;&quot;;IF([.B52]&lt;[.$L$4];INDEX([.$M$4:.$M$11];MATCH([.B52];[.$L$4:.$L$11];-1));INDEX([.$M$4:.$M$11];MATCH([.B52];[.$L$4:.$L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>
            <text:p/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F53]&amp;&quot; &quot;&amp;[.G53]);&quot;&quot;))">
            <text:p/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>
            <text:p/>
          </table:table-cell>
          <table:table-cell table:style-name="ce12" table:formula="of:=IF(INDEX([.$W53:.$HB53];MATCH([.$B$7];[.$W$1:.$HB$1];0)+[.M$1])=&quot;&quot;;&quot;&quot;;INDEX([.$W53:.$HB53];MATCH([.$B$7];[.$W$1:.$HB$1];0)+[.M$1]))">
            <text:p/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>
            <text:p/>
          </table:table-cell>
          <table:table-cell table:style-name="ce60" table:formula="of:=IF(INDEX([.$W53:.$HB53];MATCH([.$B$7];[.$W$1:.$HB$1];0)+[.S$1])=&quot;&quot;;&quot;&quot;;INDEX([.$W53:.$HB53];MATCH([.$B$7];[.$W$1:.$HB$1];0)+[.S$1]))">
            <text:p/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table:style-name="ce77" office:value-type="float" office:value="32" calcext:value-type="float">
            <text:p>3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L$4:.$L$11];0));&quot;&quot;;INDEX([.$M$22:.$M$101];MATCH([.B54];[.$L$22:.$L$101];1))))">
            <text:p/>
          </table:table-cell>
          <table:table-cell table:formula="of:=IF([.B54]=&quot;&quot;;&quot;&quot;;IF([.B53]&lt;[.$L$4];INDEX([.$M$4:.$M$11];MATCH([.B53];[.$L$4:.$L$11];-1));INDEX([.$M$4:.$M$11];MATCH([.B53];[.$L$4:.$L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>
            <text:p/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F54]&amp;&quot; &quot;&amp;[.G54]);&quot;&quot;))">
            <text:p/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>
            <text:p/>
          </table:table-cell>
          <table:table-cell table:style-name="ce12" table:formula="of:=IF(INDEX([.$W54:.$HB54];MATCH([.$B$7];[.$W$1:.$HB$1];0)+[.M$1])=&quot;&quot;;&quot;&quot;;INDEX([.$W54:.$HB54];MATCH([.$B$7];[.$W$1:.$HB$1];0)+[.M$1]))">
            <text:p/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>
            <text:p/>
          </table:table-cell>
          <table:table-cell table:style-name="ce60" table:formula="of:=IF(INDEX([.$W54:.$HB54];MATCH([.$B$7];[.$W$1:.$HB$1];0)+[.S$1])=&quot;&quot;;&quot;&quot;;INDEX([.$W54:.$HB54];MATCH([.$B$7];[.$W$1:.$HB$1];0)+[.S$1]))">
            <text:p/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table:style-name="ce77" office:value-type="float" office:value="33" calcext:value-type="float">
            <text:p>3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L$4:.$L$11];0));&quot;&quot;;INDEX([.$M$22:.$M$101];MATCH([.B55];[.$L$22:.$L$101];1))))">
            <text:p/>
          </table:table-cell>
          <table:table-cell table:formula="of:=IF([.B55]=&quot;&quot;;&quot;&quot;;IF([.B54]&lt;[.$L$4];INDEX([.$M$4:.$M$11];MATCH([.B54];[.$L$4:.$L$11];-1));INDEX([.$M$4:.$M$11];MATCH([.B54];[.$L$4:.$L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>
            <text:p/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F55]&amp;&quot; &quot;&amp;[.G55]);&quot;&quot;))">
            <text:p/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>
            <text:p/>
          </table:table-cell>
          <table:table-cell table:style-name="ce60" table:formula="of:=IF(INDEX([.$W55:.$HB55];MATCH([.$B$7];[.$W$1:.$HB$1];0)+[.S$1])=&quot;&quot;;&quot;&quot;;INDEX([.$W55:.$HB55];MATCH([.$B$7];[.$W$1:.$HB$1];0)+[.S$1]))">
            <text:p/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F56]&amp;&quot; &quot;&amp;[.G56]);&quot;&quot;))">
            <text:p/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>
            <text:p/>
          </table:table-cell>
          <table:table-cell table:style-name="ce60" table:formula="of:=IF(INDEX([.$W56:.$HB56];MATCH([.$B$7];[.$W$1:.$HB$1];0)+[.S$1])=&quot;&quot;;&quot;&quot;;INDEX([.$W56:.$HB56];MATCH([.$B$7];[.$W$1:.$HB$1];0)+[.S$1]))">
            <text:p/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table:style-name="ce77" office:value-type="float" office:value="35" calcext:value-type="float">
            <text:p>3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F57]&amp;&quot; &quot;&amp;[.G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>
            <text:p/>
          </table:table-cell>
          <table:table-cell table:style-name="ce60" table:formula="of:=IF(INDEX([.$W57:.$HB57];MATCH([.$B$7];[.$W$1:.$HB$1];0)+[.S$1])=&quot;&quot;;&quot;&quot;;INDEX([.$W57:.$HB57];MATCH([.$B$7];[.$W$1:.$HB$1];0)+[.S$1]))">
            <text:p/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table:style-name="ce77" office:value-type="float" office:value="36" calcext:value-type="float">
            <text:p>3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F58]&amp;&quot; &quot;&amp;[.G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>
            <text:p/>
          </table:table-cell>
          <table:table-cell table:style-name="ce60" table:formula="of:=IF(INDEX([.$W58:.$HB58];MATCH([.$B$7];[.$W$1:.$HB$1];0)+[.S$1])=&quot;&quot;;&quot;&quot;;INDEX([.$W58:.$HB58];MATCH([.$B$7];[.$W$1:.$HB$1];0)+[.S$1]))">
            <text:p/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table:style-name="ce77" office:value-type="float" office:value="37" calcext:value-type="float">
            <text:p>3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F59]&amp;&quot; &quot;&amp;[.G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>
            <text:p/>
          </table:table-cell>
          <table:table-cell table:style-name="ce60" table:formula="of:=IF(INDEX([.$W59:.$HB59];MATCH([.$B$7];[.$W$1:.$HB$1];0)+[.S$1])=&quot;&quot;;&quot;&quot;;INDEX([.$W59:.$HB59];MATCH([.$B$7];[.$W$1:.$HB$1];0)+[.S$1]))">
            <text:p/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table:style-name="ce77" office:value-type="float" office:value="38" calcext:value-type="float">
            <text:p>3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F60]&amp;&quot; &quot;&amp;[.G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table:style-name="ce77" office:value-type="float" office:value="39" calcext:value-type="float">
            <text:p>3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F61]&amp;&quot; &quot;&amp;[.G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table:style-name="ce77" office:value-type="float" office:value="40" calcext:value-type="float">
            <text:p>4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F62]&amp;&quot; &quot;&amp;[.G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table:style-name="ce77" office:value-type="float" office:value="41" calcext:value-type="float">
            <text:p>4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F63]&amp;&quot; &quot;&amp;[.G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table:style-name="ce77" office:value-type="float" office:value="42" calcext:value-type="float">
            <text:p>4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F64]&amp;&quot; &quot;&amp;[.G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table:style-name="ce77" office:value-type="float" office:value="43" calcext:value-type="float">
            <text:p>4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F65]&amp;&quot; &quot;&amp;[.G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table:style-name="ce77" office:value-type="float" office:value="44" calcext:value-type="float">
            <text:p>4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F66]&amp;&quot; &quot;&amp;[.G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table:style-name="ce77" office:value-type="float" office:value="45" calcext:value-type="float">
            <text:p>4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F67]&amp;&quot; &quot;&amp;[.G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table:style-name="ce77" office:value-type="float" office:value="46" calcext:value-type="float">
            <text:p>4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F68]&amp;&quot; &quot;&amp;[.G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table:style-name="ce77" office:value-type="float" office:value="47" calcext:value-type="float">
            <text:p>4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F69]&amp;&quot; &quot;&amp;[.G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table:style-name="ce77" office:value-type="float" office:value="48" calcext:value-type="float">
            <text:p>4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F70]&amp;&quot; &quot;&amp;[.G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table:style-name="ce77" office:value-type="float" office:value="49" calcext:value-type="float">
            <text:p>4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F71]&amp;&quot; &quot;&amp;[.G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table:style-name="ce77" office:value-type="float" office:value="50" calcext:value-type="float">
            <text:p>5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F72]&amp;&quot; &quot;&amp;[.G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table:style-name="ce77" office:value-type="float" office:value="51" calcext:value-type="float">
            <text:p>5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F73]&amp;&quot; &quot;&amp;[.G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table:style-name="ce77" office:value-type="float" office:value="52" calcext:value-type="float">
            <text:p>5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F74]&amp;&quot; &quot;&amp;[.G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table:style-name="ce77" office:value-type="float" office:value="53" calcext:value-type="float">
            <text:p>5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F75]&amp;&quot; &quot;&amp;[.G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table:style-name="ce77" office:value-type="float" office:value="54" calcext:value-type="float">
            <text:p>5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F76]&amp;&quot; &quot;&amp;[.G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table:style-name="ce77" office:value-type="float" office:value="55" calcext:value-type="float">
            <text:p>5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F77]&amp;&quot; &quot;&amp;[.G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table:style-name="ce77" office:value-type="float" office:value="56" calcext:value-type="float">
            <text:p>5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F78]&amp;&quot; &quot;&amp;[.G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table:style-name="ce77" office:value-type="float" office:value="57" calcext:value-type="float">
            <text:p>5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F79]&amp;&quot; &quot;&amp;[.G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table:style-name="ce77" office:value-type="float" office:value="58" calcext:value-type="float">
            <text:p>5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F80]&amp;&quot; &quot;&amp;[.G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table:style-name="ce77" office:value-type="float" office:value="59" calcext:value-type="float">
            <text:p>5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F81]&amp;&quot; &quot;&amp;[.G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table:style-name="ce77" office:value-type="float" office:value="60" calcext:value-type="float">
            <text:p>6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F82]&amp;&quot; &quot;&amp;[.G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table:style-name="ce77" office:value-type="float" office:value="61" calcext:value-type="float">
            <text:p>6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F83]&amp;&quot; &quot;&amp;[.G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table:style-name="ce77" office:value-type="float" office:value="62" calcext:value-type="float">
            <text:p>6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F84]&amp;&quot; &quot;&amp;[.G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table:style-name="ce77" office:value-type="float" office:value="63" calcext:value-type="float">
            <text:p>6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F85]&amp;&quot; &quot;&amp;[.G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table:style-name="ce77" office:value-type="float" office:value="64" calcext:value-type="float">
            <text:p>6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F86]&amp;&quot; &quot;&amp;[.G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table:style-name="ce77" office:value-type="float" office:value="65" calcext:value-type="float">
            <text:p>6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F87]&amp;&quot; &quot;&amp;[.G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table:style-name="ce77" office:value-type="float" office:value="66" calcext:value-type="float">
            <text:p>6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F88]&amp;&quot; &quot;&amp;[.G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table:style-name="ce77" office:value-type="float" office:value="67" calcext:value-type="float">
            <text:p>6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F89]&amp;&quot; &quot;&amp;[.G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table:style-name="ce77" office:value-type="float" office:value="68" calcext:value-type="float">
            <text:p>6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F90]&amp;&quot; &quot;&amp;[.G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table:style-name="ce77" office:value-type="float" office:value="69" calcext:value-type="float">
            <text:p>6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F91]&amp;&quot; &quot;&amp;[.G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table:style-name="ce77" office:value-type="float" office:value="70" calcext:value-type="float">
            <text:p>7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F92]&amp;&quot; &quot;&amp;[.G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table:style-name="ce77" office:value-type="float" office:value="71" calcext:value-type="float">
            <text:p>7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F93]&amp;&quot; &quot;&amp;[.G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table:style-name="ce77" office:value-type="float" office:value="72" calcext:value-type="float">
            <text:p>7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F94]&amp;&quot; &quot;&amp;[.G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table:style-name="ce77" office:value-type="float" office:value="73" calcext:value-type="float">
            <text:p>7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F95]&amp;&quot; &quot;&amp;[.G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table:style-name="ce77" office:value-type="float" office:value="74" calcext:value-type="float">
            <text:p>7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F96]&amp;&quot; &quot;&amp;[.G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table:style-name="ce77" office:value-type="float" office:value="75" calcext:value-type="float">
            <text:p>7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F97]&amp;&quot; &quot;&amp;[.G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table:style-name="ce77" office:value-type="float" office:value="76" calcext:value-type="float">
            <text:p>7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F98]&amp;&quot; &quot;&amp;[.G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table:style-name="ce77" office:value-type="float" office:value="77" calcext:value-type="float">
            <text:p>7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F99]&amp;&quot; &quot;&amp;[.G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table:style-name="ce77" office:value-type="float" office:value="78" calcext:value-type="float">
            <text:p>7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F100]&amp;&quot; &quot;&amp;[.G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table:style-name="ce77" office:value-type="float" office:value="79" calcext:value-type="float">
            <text:p>7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48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F101]&amp;&quot; &quot;&amp;[.G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table:style-name="ce78" office:value-type="float" office:value="80" calcext:value-type="float">
            <text:p>80</text:p>
          </table:table-cell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ClarinetIIMvtII = {" calcext:value-type="string">
            <text:p>formatClarinetIIMvt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25" calcext:value-type="float">
            <text:p>25</text:p>
          </table:table-cell>
          <table:table-cell table:formula="of:=IF([.B110]=&quot;&quot;;&quot;&quot;;[.B110]-[.B109])" office:value-type="float" office:value="24" calcext:value-type="float">
            <text:p>24</text:p>
          </table:table-cell>
          <table:table-cell table:formula="of:=IF([.B110]=&quot;&quot;;&quot;&quot;;IF(ISNUMBER(MATCH([.B110];[.$O$4:.$O$11];0));&quot;&quot;;INDEX([.$P$22:.$P$101];MATCH([.B110];[.$O$22:.$O$101];1))))" office:value-type="string" office:string-value="b" calcext:value-type="string">
            <text:p>b</text:p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F110]&amp;&quot; &quot;&amp;[.G110]);&quot;&quot;))" office:value-type="string" office:string-value="s4.*24 \break " calcext:value-type="string">
            <text:p>s4.*24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33" calcext:value-type="float">
            <text:p>33</text:p>
          </table:table-cell>
          <table:table-cell table:formula="of:=IF([.B111]=&quot;&quot;;&quot;&quot;;[.B111]-[.B110])" office:value-type="float" office:value="8" calcext:value-type="float">
            <text:p>8</text:p>
          </table:table-cell>
          <table:table-cell table:formula="of:=IF([.B111]=&quot;&quot;;&quot;&quot;;IF(ISNUMBER(MATCH([.B111];[.$O$4:.$O$11];0));&quot;&quot;;INDEX([.$P$22:.$P$101];MATCH([.B111];[.$O$22:.$O$101];1))))" office:value-type="string" office:string-value="b" calcext:value-type="string">
            <text:p>b</text:p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F111]&amp;&quot; &quot;&amp;[.G111]);&quot;&quot;))" office:value-type="string" office:string-value="s4.*8 \break " calcext:value-type="string">
            <text:p>s4.*8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 office:value-type="float" office:value="54" calcext:value-type="float">
            <text:p>54</text:p>
          </table:table-cell>
          <table:table-cell table:formula="of:=IF([.B112]=&quot;&quot;;&quot;&quot;;[.B112]-[.B111])" office:value-type="float" office:value="21" calcext:value-type="float">
            <text:p>21</text:p>
          </table:table-cell>
          <table:table-cell table:formula="of:=IF([.B112]=&quot;&quot;;&quot;&quot;;IF(ISNUMBER(MATCH([.B112];[.$O$4:.$O$11];0));&quot;&quot;;INDEX([.$P$22:.$P$101];MATCH([.B112];[.$O$22:.$O$101];1))))">
            <text:p/>
          </table:table-cell>
          <table:table-cell table:formula="of:=IF([.B112]=&quot;&quot;;&quot;&quot;;IF([.B111]&lt;[.$O$4];INDEX([.$P$4:.$P$11];MATCH([.B111];[.$O$4:.$O$11];-1));INDEX([.$P$4:.$P$11];MATCH([.B111];[.$O$4:.$O$11];1))))" office:value-type="string" office:string-value="s4." calcext:value-type="string">
            <text:p>s4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>
            <text:p/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F112]&amp;&quot; &quot;&amp;[.G112]);&quot;&quot;))" office:value-type="string" office:string-value="s4.*21  " calcext:value-type="string">
            <text:p>s4.*21 <text:s/>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F113]&amp;&quot; &quot;&amp;[.G11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F114]&amp;&quot; &quot;&amp;[.G11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F115]&amp;&quot; &quot;&amp;[.G11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F116]&amp;&quot; &quot;&amp;[.G1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F117]&amp;&quot; &quot;&amp;[.G1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F118]&amp;&quot; &quot;&amp;[.G1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F119]&amp;&quot; &quot;&amp;[.G1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F120]&amp;&quot; &quot;&amp;[.G1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F121]&amp;&quot; &quot;&amp;[.G1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F122]&amp;&quot; &quot;&amp;[.G1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F123]&amp;&quot; &quot;&amp;[.G1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F124]&amp;&quot; &quot;&amp;[.G1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F125]&amp;&quot; &quot;&amp;[.G1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F126]&amp;&quot; &quot;&amp;[.G1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F127]&amp;&quot; &quot;&amp;[.G1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F128]&amp;&quot; &quot;&amp;[.G1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F129]&amp;&quot; &quot;&amp;[.G1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F130]&amp;&quot; &quot;&amp;[.G1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F131]&amp;&quot; &quot;&amp;[.G1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F132]&amp;&quot; &quot;&amp;[.G1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F133]&amp;&quot; &quot;&amp;[.G1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F134]&amp;&quot; &quot;&amp;[.G1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F135]&amp;&quot; &quot;&amp;[.G1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F136]&amp;&quot; &quot;&amp;[.G1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F137]&amp;&quot; &quot;&amp;[.G1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F138]&amp;&quot; &quot;&amp;[.G1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F139]&amp;&quot; &quot;&amp;[.G1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F140]&amp;&quot; &quot;&amp;[.G1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F141]&amp;&quot; &quot;&amp;[.G1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F142]&amp;&quot; &quot;&amp;[.G1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F143]&amp;&quot; &quot;&amp;[.G1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F144]&amp;&quot; &quot;&amp;[.G1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F145]&amp;&quot; &quot;&amp;[.G1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F146]&amp;&quot; &quot;&amp;[.G1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F147]&amp;&quot; &quot;&amp;[.G1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F148]&amp;&quot; &quot;&amp;[.G1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F149]&amp;&quot; &quot;&amp;[.G1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F150]&amp;&quot; &quot;&amp;[.G1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F151]&amp;&quot; &quot;&amp;[.G1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F152]&amp;&quot; &quot;&amp;[.G1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F153]&amp;&quot; &quot;&amp;[.G1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F154]&amp;&quot; &quot;&amp;[.G1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F155]&amp;&quot; &quot;&amp;[.G1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F156]&amp;&quot; &quot;&amp;[.G1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F157]&amp;&quot; &quot;&amp;[.G1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F158]&amp;&quot; &quot;&amp;[.G1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F159]&amp;&quot; &quot;&amp;[.G1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F160]&amp;&quot; &quot;&amp;[.G1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F161]&amp;&quot; &quot;&amp;[.G1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F162]&amp;&quot; &quot;&amp;[.G1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F163]&amp;&quot; &quot;&amp;[.G1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F164]&amp;&quot; &quot;&amp;[.G1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F165]&amp;&quot; &quot;&amp;[.G1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F166]&amp;&quot; &quot;&amp;[.G1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F167]&amp;&quot; &quot;&amp;[.G1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F168]&amp;&quot; &quot;&amp;[.G1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F169]&amp;&quot; &quot;&amp;[.G1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F170]&amp;&quot; &quot;&amp;[.G1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F171]&amp;&quot; &quot;&amp;[.G1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F172]&amp;&quot; &quot;&amp;[.G1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F173]&amp;&quot; &quot;&amp;[.G1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F174]&amp;&quot; &quot;&amp;[.G17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F175]&amp;&quot; &quot;&amp;[.G17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F176]&amp;&quot; &quot;&amp;[.G17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F177]&amp;&quot; &quot;&amp;[.G17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F178]&amp;&quot; &quot;&amp;[.G17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F179]&amp;&quot; &quot;&amp;[.G17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F180]&amp;&quot; &quot;&amp;[.G18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F181]&amp;&quot; &quot;&amp;[.G18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F182]&amp;&quot; &quot;&amp;[.G18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F183]&amp;&quot; &quot;&amp;[.G18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F184]&amp;&quot; &quot;&amp;[.G18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F185]&amp;&quot; &quot;&amp;[.G18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F186]&amp;&quot; &quot;&amp;[.G18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F187]&amp;&quot; &quot;&amp;[.G187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ClarinetIIMvtIII = {" calcext:value-type="string">
            <text:p>formatClarinetIIMvtI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38" calcext:value-type="float">
            <text:p>38</text:p>
          </table:table-cell>
          <table:table-cell table:style-name="Default" table:formula="of:=IF([.B197]=&quot;&quot;;&quot;&quot;;[.B197]-[.B196])" office:value-type="float" office:value="37" calcext:value-type="float">
            <text:p>37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F197]&amp;&quot; &quot;&amp;[.G197]);&quot;&quot;))" office:value-type="string" office:string-value="s2.*37 \break " calcext:value-type="string">
            <text:p>s2.*37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45" calcext:value-type="float">
            <text:p>45</text:p>
          </table:table-cell>
          <table:table-cell table:style-name="Default" table:formula="of:=IF([.B198]=&quot;&quot;;&quot;&quot;;[.B198]-[.B197])" office:value-type="float" office:value="7" calcext:value-type="float">
            <text:p>7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b" calcext:value-type="string">
            <text:p>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>
            <text:p/>
          </table:table-cell>
          <table:table-cell table:formula="of:=IF([.B198]=&quot;&quot;;&quot;&quot;;IF([.$L$18]=&quot;Y&quot;;IF([.C198]=0;&quot; &quot;&amp;[.F198];[.E198]&amp;&quot;*&quot;&amp;[.C198]&amp;&quot; &quot;&amp;[.F198]&amp;&quot; &quot;&amp;[.G198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53" calcext:value-type="float">
            <text:p>53</text:p>
          </table:table-cell>
          <table:table-cell table:style-name="Default" table:formula="of:=IF([.B199]=&quot;&quot;;&quot;&quot;;[.B199]-[.B198])" office:value-type="float" office:value="8" calcext:value-type="float">
            <text:p>8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F199]&amp;&quot; &quot;&amp;[.G199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61" calcext:value-type="float">
            <text:p>61</text:p>
          </table:table-cell>
          <table:table-cell table:style-name="Default" table:formula="of:=IF([.B200]=&quot;&quot;;&quot;&quot;;[.B200]-[.B199])" office:value-type="float" office:value="8" calcext:value-type="float">
            <text:p>8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F200]&amp;&quot; &quot;&amp;[.G200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92" calcext:value-type="float">
            <text:p>92</text:p>
          </table:table-cell>
          <table:table-cell table:style-name="Default" table:formula="of:=IF([.B201]=&quot;&quot;;&quot;&quot;;[.B201]-[.B200])" office:value-type="float" office:value="31" calcext:value-type="float">
            <text:p>31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b" calcext:value-type="string">
            <text:p>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F201]&amp;&quot; &quot;&amp;[.G201]);&quot;&quot;))" office:value-type="string" office:string-value="s2.*31 \break " calcext:value-type="string">
            <text:p>s2.*31 \break 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116" calcext:value-type="float">
            <text:p>116</text:p>
          </table:table-cell>
          <table:table-cell table:style-name="Default" table:formula="of:=IF([.B202]=&quot;&quot;;&quot;&quot;;[.B202]-[.B201])" office:value-type="float" office:value="24" calcext:value-type="float">
            <text:p>24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F202]&amp;&quot; &quot;&amp;[.G202]);&quot;&quot;))" office:value-type="string" office:string-value="s2.*24 \break " calcext:value-type="string">
            <text:p>s2.*24 \break 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149" calcext:value-type="float">
            <text:p>149</text:p>
          </table:table-cell>
          <table:table-cell table:formula="of:=IF([.B203]=&quot;&quot;;&quot;&quot;;[.B203]-[.B202])" office:value-type="float" office:value="33" calcext:value-type="float">
            <text:p>33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b" calcext:value-type="string">
            <text:p>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F203]&amp;&quot; &quot;&amp;[.G203]);&quot;&quot;))" office:value-type="string" office:string-value="s2.*33 \break " calcext:value-type="string">
            <text:p>s2.*33 \break 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161" calcext:value-type="float">
            <text:p>161</text:p>
          </table:table-cell>
          <table:table-cell table:formula="of:=IF([.B204]=&quot;&quot;;&quot;&quot;;[.B204]-[.B203])" office:value-type="float" office:value="12" calcext:value-type="float">
            <text:p>12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F204]&amp;&quot; &quot;&amp;[.G204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170" calcext:value-type="float">
            <text:p>170</text:p>
          </table:table-cell>
          <table:table-cell table:formula="of:=IF([.B205]=&quot;&quot;;&quot;&quot;;[.B205]-[.B204])" office:value-type="float" office:value="9" calcext:value-type="float">
            <text:p>9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 office:value-type="string" office:string-value="\grace {s8}" calcext:value-type="string">
            <text:p>\grace {s8}</text:p>
          </table:table-cell>
          <table:table-cell table:formula="of:=IF([.B205]=&quot;&quot;;&quot;&quot;;IF([.$L$18]=&quot;Y&quot;;IF([.C205]=0;&quot; &quot;&amp;[.F205];[.E205]&amp;&quot;*&quot;&amp;[.C205]&amp;&quot; &quot;&amp;[.F205]&amp;&quot; &quot;&amp;[.G205]);&quot;&quot;))" office:value-type="string" office:string-value="s2.*9 \break \grace {s8}" calcext:value-type="string">
            <text:p>s2.*9 \break \grace {s8}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183" calcext:value-type="float">
            <text:p>183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b" calcext:value-type="string">
            <text:p>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F206]&amp;&quot; &quot;&amp;[.G206]);&quot;&quot;))" office:value-type="string" office:string-value="s2.*13 \break " calcext:value-type="string">
            <text:p>s2.*13 \break 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190" calcext:value-type="float">
            <text:p>190</text:p>
          </table:table-cell>
          <table:table-cell table:formula="of:=IF([.B207]=&quot;&quot;;&quot;&quot;;[.B207]-[.B206])" office:value-type="float" office:value="7" calcext:value-type="float">
            <text:p>7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F207]&amp;&quot; &quot;&amp;[.G207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221" calcext:value-type="float">
            <text:p>221</text:p>
          </table:table-cell>
          <table:table-cell table:formula="of:=IF([.B208]=&quot;&quot;;&quot;&quot;;[.B208]-[.B207])" office:value-type="float" office:value="31" calcext:value-type="float">
            <text:p>31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pb" calcext:value-type="string">
            <text:p>p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F208]&amp;&quot; &quot;&amp;[.G208]);&quot;&quot;))" office:value-type="string" office:string-value="s2.*31 \pageBreak " calcext:value-type="string">
            <text:p>s2.*31 \pageBreak 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230" calcext:value-type="float">
            <text:p>230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R$4:.$R$11];0));&quot;&quot;;INDEX([.$S$22:.$S$101];MATCH([.B209];[.$R$22:.$R$101];1))))" office:value-type="string" office:string-value="b" calcext:value-type="string">
            <text:p>b</text:p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F209]&amp;&quot; &quot;&amp;[.G209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247" calcext:value-type="float">
            <text:p>247</text:p>
          </table:table-cell>
          <table:table-cell table:formula="of:=IF([.B210]=&quot;&quot;;&quot;&quot;;[.B210]-[.B209])" office:value-type="float" office:value="17" calcext:value-type="float">
            <text:p>17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>
            <text:p/>
          </table:table-cell>
          <table:table-cell table:formula="of:=IF([.B210]=&quot;&quot;;&quot;&quot;;IF([.$L$18]=&quot;Y&quot;;IF([.C210]=0;&quot; &quot;&amp;[.F210];[.E210]&amp;&quot;*&quot;&amp;[.C210]&amp;&quot; &quot;&amp;[.F210]&amp;&quot; &quot;&amp;[.G210]);&quot;&quot;))" office:value-type="string" office:string-value="s2.*17 \break " calcext:value-type="string">
            <text:p>s2.*17 \break 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255" calcext:value-type="float">
            <text:p>255</text:p>
          </table:table-cell>
          <table:table-cell table:formula="of:=IF([.B211]=&quot;&quot;;&quot;&quot;;[.B211]-[.B210])" office:value-type="float" office:value="8" calcext:value-type="float">
            <text:p>8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b" calcext:value-type="string">
            <text:p>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F211]&amp;&quot; &quot;&amp;[.G211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277" calcext:value-type="float">
            <text:p>277</text:p>
          </table:table-cell>
          <table:table-cell table:formula="of:=IF([.B212]=&quot;&quot;;&quot;&quot;;[.B212]-[.B211])" office:value-type="float" office:value="22" calcext:value-type="float">
            <text:p>22</text:p>
          </table:table-cell>
          <table:table-cell table:formula="of:=IF([.B212]=&quot;&quot;;&quot;&quot;;IF(ISNUMBER(MATCH([.B212];[.$R$4:.$R$11];0));&quot;&quot;;INDEX([.$S$22:.$S$101];MATCH([.B212];[.$R$22:.$R$101];1))))" office:value-type="string" office:string-value="b" calcext:value-type="string">
            <text:p>b</text:p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F212]&amp;&quot; &quot;&amp;[.G212]);&quot;&quot;))" office:value-type="string" office:string-value="s2.*22 \break " calcext:value-type="string">
            <text:p>s2.*22 \break 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286" calcext:value-type="float">
            <text:p>286</text:p>
          </table:table-cell>
          <table:table-cell table:formula="of:=IF([.B213]=&quot;&quot;;&quot;&quot;;[.B213]-[.B212])" office:value-type="float" office:value="9" calcext:value-type="float">
            <text:p>9</text:p>
          </table:table-cell>
          <table:table-cell table:formula="of:=IF([.B213]=&quot;&quot;;&quot;&quot;;IF(ISNUMBER(MATCH([.B213];[.$R$4:.$R$11];0));&quot;&quot;;INDEX([.$S$22:.$S$101];MATCH([.B213];[.$R$22:.$R$101];1))))" office:value-type="string" office:string-value="b" calcext:value-type="string">
            <text:p>b</text:p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F213]&amp;&quot; &quot;&amp;[.G213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324" calcext:value-type="float">
            <text:p>324</text:p>
          </table:table-cell>
          <table:table-cell table:formula="of:=IF([.B214]=&quot;&quot;;&quot;&quot;;[.B214]-[.B213])" office:value-type="float" office:value="38" calcext:value-type="float">
            <text:p>38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." calcext:value-type="string">
            <text:p>s2.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F214]&amp;&quot; &quot;&amp;[.G214]);&quot;&quot;))" office:value-type="string" office:string-value="s2.*38 \break " calcext:value-type="string">
            <text:p>s2.*38 \break 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331" calcext:value-type="float">
            <text:p>331</text:p>
          </table:table-cell>
          <table:table-cell table:formula="of:=IF([.B215]=&quot;&quot;;&quot;&quot;;[.B215]-[.B214])" office:value-type="float" office:value="7" calcext:value-type="float">
            <text:p>7</text:p>
          </table:table-cell>
          <table:table-cell table:formula="of:=IF([.B215]=&quot;&quot;;&quot;&quot;;IF(ISNUMBER(MATCH([.B215];[.$R$4:.$R$11];0));&quot;&quot;;INDEX([.$S$22:.$S$101];MATCH([.B215];[.$R$22:.$R$101];1))))" office:value-type="string" office:string-value="b" calcext:value-type="string">
            <text:p>b</text:p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." calcext:value-type="string">
            <text:p>s2.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F215]&amp;&quot; &quot;&amp;[.G215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 office:value-type="float" office:value="333" calcext:value-type="float">
            <text:p>333</text:p>
          </table:table-cell>
          <table:table-cell table:formula="of:=IF([.B216]=&quot;&quot;;&quot;&quot;;[.B216]-[.B215])" office:value-type="float" office:value="2" calcext:value-type="float">
            <text:p>2</text:p>
          </table:table-cell>
          <table:table-cell table:formula="of:=IF([.B216]=&quot;&quot;;&quot;&quot;;IF(ISNUMBER(MATCH([.B216];[.$R$4:.$R$11];0));&quot;&quot;;INDEX([.$S$22:.$S$101];MATCH([.B216];[.$R$22:.$R$101];1))))">
            <text:p/>
          </table:table-cell>
          <table:table-cell table:formula="of:=IF([.B216]=&quot;&quot;;&quot;&quot;;IF([.B215]&lt;[.$R$4];INDEX([.$S$4:.$S$11];MATCH([.B215];[.$R$4:.$R$11];-1));INDEX([.$S$4:.$S$11];MATCH([.B215];[.$R$4:.$R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>
            <text:p/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F216]&amp;&quot; &quot;&amp;[.G216]);&quot;&quot;))" office:value-type="string" office:string-value="s2.*2  " calcext:value-type="string">
            <text:p>s2.*2 <text:s/></text:p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 office:value-type="float" office:value="390" calcext:value-type="float">
            <text:p>390</text:p>
          </table:table-cell>
          <table:table-cell table:formula="of:=IF([.B217]=&quot;&quot;;&quot;&quot;;[.B217]-[.B216])" office:value-type="float" office:value="57" calcext:value-type="float">
            <text:p>57</text:p>
          </table:table-cell>
          <table:table-cell table:formula="of:=IF([.B217]=&quot;&quot;;&quot;&quot;;IF(ISNUMBER(MATCH([.B217];[.$R$4:.$R$11];0));&quot;&quot;;INDEX([.$S$22:.$S$101];MATCH([.B217];[.$R$22:.$R$101];1))))" office:value-type="string" office:string-value="b" calcext:value-type="string">
            <text:p>b</text:p>
          </table:table-cell>
          <table:table-cell table:formula="of:=IF([.B217]=&quot;&quot;;&quot;&quot;;IF([.B216]&lt;[.$R$4];INDEX([.$S$4:.$S$11];MATCH([.B216];[.$R$4:.$R$11];-1));INDEX([.$S$4:.$S$11];MATCH([.B216];[.$R$4:.$R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F217]&amp;&quot; &quot;&amp;[.G217]);&quot;&quot;))" office:value-type="string" office:string-value="s2*57 \break " calcext:value-type="string">
            <text:p>s2*57 \break </text:p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 office:value-type="float" office:value="413" calcext:value-type="float">
            <text:p>413</text:p>
          </table:table-cell>
          <table:table-cell table:formula="of:=IF([.B218]=&quot;&quot;;&quot;&quot;;[.B218]-[.B217])" office:value-type="float" office:value="23" calcext:value-type="float">
            <text:p>23</text:p>
          </table:table-cell>
          <table:table-cell table:formula="of:=IF([.B218]=&quot;&quot;;&quot;&quot;;IF(ISNUMBER(MATCH([.B218];[.$R$4:.$R$11];0));&quot;&quot;;INDEX([.$S$22:.$S$101];MATCH([.B218];[.$R$22:.$R$101];1))))" office:value-type="string" office:string-value="b" calcext:value-type="string">
            <text:p>b</text:p>
          </table:table-cell>
          <table:table-cell table:formula="of:=IF([.B218]=&quot;&quot;;&quot;&quot;;IF([.B217]&lt;[.$R$4];INDEX([.$S$4:.$S$11];MATCH([.B217];[.$R$4:.$R$11];-1));INDEX([.$S$4:.$S$11];MATCH([.B217];[.$R$4:.$R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F218]&amp;&quot; &quot;&amp;[.G218]);&quot;&quot;))" office:value-type="string" office:string-value="s2*23 \break " calcext:value-type="string">
            <text:p>s2*23 \break </text:p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 office:value-type="float" office:value="443" calcext:value-type="float">
            <text:p>443</text:p>
          </table:table-cell>
          <table:table-cell table:formula="of:=IF([.B219]=&quot;&quot;;&quot;&quot;;[.B219]-[.B218])" office:value-type="float" office:value="30" calcext:value-type="float">
            <text:p>30</text:p>
          </table:table-cell>
          <table:table-cell table:formula="of:=IF([.B219]=&quot;&quot;;&quot;&quot;;IF(ISNUMBER(MATCH([.B219];[.$R$4:.$R$11];0));&quot;&quot;;INDEX([.$S$22:.$S$101];MATCH([.B219];[.$R$22:.$R$101];1))))">
            <text:p/>
          </table:table-cell>
          <table:table-cell table:formula="of:=IF([.B219]=&quot;&quot;;&quot;&quot;;IF([.B218]&lt;[.$R$4];INDEX([.$S$4:.$S$11];MATCH([.B218];[.$R$4:.$R$11];-1));INDEX([.$S$4:.$S$11];MATCH([.B218];[.$R$4:.$R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>
            <text:p/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F219]&amp;&quot; &quot;&amp;[.G219]);&quot;&quot;))" office:value-type="string" office:string-value="s2*30  " calcext:value-type="string">
            <text:p>s2*30 <text:s/></text:p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 office:value-type="float" office:value="444" calcext:value-type="float">
            <text:p>444</text:p>
          </table:table-cell>
          <table:table-cell table:formula="of:=IF([.B220]=&quot;&quot;;&quot;&quot;;[.B220]-[.B219])" office:value-type="float" office:value="1" calcext:value-type="float">
            <text:p>1</text:p>
          </table:table-cell>
          <table:table-cell table:formula="of:=IF([.B220]=&quot;&quot;;&quot;&quot;;IF(ISNUMBER(MATCH([.B220];[.$R$4:.$R$11];0));&quot;&quot;;INDEX([.$S$22:.$S$101];MATCH([.B220];[.$R$22:.$R$101];1))))" office:value-type="string" office:string-value="b" calcext:value-type="string">
            <text:p>b</text:p>
          </table:table-cell>
          <table:table-cell table:formula="of:=IF([.B220]=&quot;&quot;;&quot;&quot;;IF([.B219]&lt;[.$R$4];INDEX([.$S$4:.$S$11];MATCH([.B219];[.$R$4:.$R$11];-1));INDEX([.$S$4:.$S$11];MATCH([.B219];[.$R$4:.$R$11];1))))" office:value-type="string" office:string-value="s2." calcext:value-type="string">
            <text:p>s2.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F220]&amp;&quot; &quot;&amp;[.G220]);&quot;&quot;))" office:value-type="string" office:string-value="s2.*1 \break " calcext:value-type="string">
            <text:p>s2.*1 \break </text:p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 office:value-type="float" office:value="457" calcext:value-type="float">
            <text:p>457</text:p>
          </table:table-cell>
          <table:table-cell table:formula="of:=IF([.B221]=&quot;&quot;;&quot;&quot;;[.B221]-[.B220])" office:value-type="float" office:value="13" calcext:value-type="float">
            <text:p>13</text:p>
          </table:table-cell>
          <table:table-cell table:formula="of:=IF([.B221]=&quot;&quot;;&quot;&quot;;IF(ISNUMBER(MATCH([.B221];[.$R$4:.$R$11];0));&quot;&quot;;INDEX([.$S$22:.$S$101];MATCH([.B221];[.$R$22:.$R$101];1))))" office:value-type="string" office:string-value="b" calcext:value-type="string">
            <text:p>b</text:p>
          </table:table-cell>
          <table:table-cell table:formula="of:=IF([.B221]=&quot;&quot;;&quot;&quot;;IF([.B220]&lt;[.$R$4];INDEX([.$S$4:.$S$11];MATCH([.B220];[.$R$4:.$R$11];-1));INDEX([.$S$4:.$S$11];MATCH([.B220];[.$R$4:.$R$11];1))))" office:value-type="string" office:string-value="s2." calcext:value-type="string">
            <text:p>s2.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F221]&amp;&quot; &quot;&amp;[.G221]);&quot;&quot;))" office:value-type="string" office:string-value="s2.*13 \break " calcext:value-type="string">
            <text:p>s2.*13 \break </text:p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 office:value-type="float" office:value="467" calcext:value-type="float">
            <text:p>467</text:p>
          </table:table-cell>
          <table:table-cell table:formula="of:=IF([.B222]=&quot;&quot;;&quot;&quot;;[.B222]-[.B221])" office:value-type="float" office:value="10" calcext:value-type="float">
            <text:p>10</text:p>
          </table:table-cell>
          <table:table-cell table:formula="of:=IF([.B222]=&quot;&quot;;&quot;&quot;;IF(ISNUMBER(MATCH([.B222];[.$R$4:.$R$11];0));&quot;&quot;;INDEX([.$S$22:.$S$101];MATCH([.B222];[.$R$22:.$R$101];1))))" office:value-type="string" office:string-value="b" calcext:value-type="string">
            <text:p>b</text:p>
          </table:table-cell>
          <table:table-cell table:formula="of:=IF([.B222]=&quot;&quot;;&quot;&quot;;IF([.B221]&lt;[.$R$4];INDEX([.$S$4:.$S$11];MATCH([.B221];[.$R$4:.$R$11];-1));INDEX([.$S$4:.$S$11];MATCH([.B221];[.$R$4:.$R$11];1))))" office:value-type="string" office:string-value="s2." calcext:value-type="string">
            <text:p>s2.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F222]&amp;&quot; &quot;&amp;[.G222]);&quot;&quot;))" office:value-type="string" office:string-value="s2.*10 \break " calcext:value-type="string">
            <text:p>s2.*10 \break </text:p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 office:value-type="float" office:value="476" calcext:value-type="float">
            <text:p>476</text:p>
          </table:table-cell>
          <table:table-cell table:formula="of:=IF([.B223]=&quot;&quot;;&quot;&quot;;[.B223]-[.B222])" office:value-type="float" office:value="9" calcext:value-type="float">
            <text:p>9</text:p>
          </table:table-cell>
          <table:table-cell table:formula="of:=IF([.B223]=&quot;&quot;;&quot;&quot;;IF(ISNUMBER(MATCH([.B223];[.$R$4:.$R$11];0));&quot;&quot;;INDEX([.$S$22:.$S$101];MATCH([.B223];[.$R$22:.$R$101];1))))">
            <text:p/>
          </table:table-cell>
          <table:table-cell table:formula="of:=IF([.B223]=&quot;&quot;;&quot;&quot;;IF([.B222]&lt;[.$R$4];INDEX([.$S$4:.$S$11];MATCH([.B222];[.$R$4:.$R$11];-1));INDEX([.$S$4:.$S$11];MATCH([.B222];[.$R$4:.$R$11];1))))" office:value-type="string" office:string-value="s2." calcext:value-type="string">
            <text:p>s2.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>
            <text:p/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F223]&amp;&quot; &quot;&amp;[.G223]);&quot;&quot;))" office:value-type="string" office:string-value="s2.*9  " calcext:value-type="string">
            <text:p>s2.*9 <text:s/></text:p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R$4:.$R$11];0));&quot;&quot;;INDEX([.$S$22:.$S$101];MATCH([.B224];[.$R$22:.$R$101];1))))">
            <text:p/>
          </table:table-cell>
          <table:table-cell table:formula="of:=IF([.B224]=&quot;&quot;;&quot;&quot;;IF([.B223]&lt;[.$R$4];INDEX([.$S$4:.$S$11];MATCH([.B223];[.$R$4:.$R$11];-1));INDEX([.$S$4:.$S$11];MATCH([.B223];[.$R$4:.$R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>
            <text:p/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F224]&amp;&quot; &quot;&amp;[.G2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R$4:.$R$11];0));&quot;&quot;;INDEX([.$S$22:.$S$101];MATCH([.B225];[.$R$22:.$R$101];1))))">
            <text:p/>
          </table:table-cell>
          <table:table-cell table:formula="of:=IF([.B225]=&quot;&quot;;&quot;&quot;;IF([.B224]&lt;[.$R$4];INDEX([.$S$4:.$S$11];MATCH([.B224];[.$R$4:.$R$11];-1));INDEX([.$S$4:.$S$11];MATCH([.B224];[.$R$4:.$R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>
            <text:p/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F225]&amp;&quot; &quot;&amp;[.G2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F226]&amp;&quot; &quot;&amp;[.G2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R$4:.$R$11];0));&quot;&quot;;INDEX([.$S$22:.$S$101];MATCH([.B227];[.$R$22:.$R$101];1))))">
            <text:p/>
          </table:table-cell>
          <table:table-cell table:formula="of:=IF([.B227]=&quot;&quot;;&quot;&quot;;IF([.B226]&lt;[.$R$4];INDEX([.$S$4:.$S$11];MATCH([.B226];[.$R$4:.$R$11];-1));INDEX([.$S$4:.$S$11];MATCH([.B226];[.$R$4:.$R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>
            <text:p/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F227]&amp;&quot; &quot;&amp;[.G2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R$4:.$R$11];0));&quot;&quot;;INDEX([.$S$22:.$S$101];MATCH([.B228];[.$R$22:.$R$101];1))))">
            <text:p/>
          </table:table-cell>
          <table:table-cell table:formula="of:=IF([.B228]=&quot;&quot;;&quot;&quot;;IF([.B227]&lt;[.$R$4];INDEX([.$S$4:.$S$11];MATCH([.B227];[.$R$4:.$R$11];-1));INDEX([.$S$4:.$S$11];MATCH([.B227];[.$R$4:.$R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>
            <text:p/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F228]&amp;&quot; &quot;&amp;[.G2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R$4:.$R$11];0));&quot;&quot;;INDEX([.$S$22:.$S$101];MATCH([.B229];[.$R$22:.$R$101];1))))">
            <text:p/>
          </table:table-cell>
          <table:table-cell table:formula="of:=IF([.B229]=&quot;&quot;;&quot;&quot;;IF([.B228]&lt;[.$R$4];INDEX([.$S$4:.$S$11];MATCH([.B228];[.$R$4:.$R$11];-1));INDEX([.$S$4:.$S$11];MATCH([.B228];[.$R$4:.$R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>
            <text:p/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F229]&amp;&quot; &quot;&amp;[.G2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R$4:.$R$11];0));&quot;&quot;;INDEX([.$S$22:.$S$101];MATCH([.B230];[.$R$22:.$R$101];1))))">
            <text:p/>
          </table:table-cell>
          <table:table-cell table:formula="of:=IF([.B230]=&quot;&quot;;&quot;&quot;;IF([.B229]&lt;[.$R$4];INDEX([.$S$4:.$S$11];MATCH([.B229];[.$R$4:.$R$11];-1));INDEX([.$S$4:.$S$11];MATCH([.B229];[.$R$4:.$R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>
            <text:p/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F230]&amp;&quot; &quot;&amp;[.G2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R$4:.$R$11];0));&quot;&quot;;INDEX([.$S$22:.$S$101];MATCH([.B231];[.$R$22:.$R$101];1))))">
            <text:p/>
          </table:table-cell>
          <table:table-cell table:formula="of:=IF([.B231]=&quot;&quot;;&quot;&quot;;IF([.B230]&lt;[.$R$4];INDEX([.$S$4:.$S$11];MATCH([.B230];[.$R$4:.$R$11];-1));INDEX([.$S$4:.$S$11];MATCH([.B230];[.$R$4:.$R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>
            <text:p/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F231]&amp;&quot; &quot;&amp;[.G2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F232]&amp;&quot; &quot;&amp;[.G2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R$4:.$R$11];0));&quot;&quot;;INDEX([.$S$22:.$S$101];MATCH([.B233];[.$R$22:.$R$101];1))))">
            <text:p/>
          </table:table-cell>
          <table:table-cell table:formula="of:=IF([.B233]=&quot;&quot;;&quot;&quot;;IF([.B232]&lt;[.$R$4];INDEX([.$S$4:.$S$11];MATCH([.B232];[.$R$4:.$R$11];-1));INDEX([.$S$4:.$S$11];MATCH([.B232];[.$R$4:.$R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>
            <text:p/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F233]&amp;&quot; &quot;&amp;[.G2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R$4:.$R$11];0));&quot;&quot;;INDEX([.$S$22:.$S$101];MATCH([.B234];[.$R$22:.$R$101];1))))">
            <text:p/>
          </table:table-cell>
          <table:table-cell table:formula="of:=IF([.B234]=&quot;&quot;;&quot;&quot;;IF([.B233]&lt;[.$R$4];INDEX([.$S$4:.$S$11];MATCH([.B233];[.$R$4:.$R$11];-1));INDEX([.$S$4:.$S$11];MATCH([.B233];[.$R$4:.$R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>
            <text:p/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F234]&amp;&quot; &quot;&amp;[.G2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R$4:.$R$11];0));&quot;&quot;;INDEX([.$S$22:.$S$101];MATCH([.B235];[.$R$22:.$R$101];1))))">
            <text:p/>
          </table:table-cell>
          <table:table-cell table:formula="of:=IF([.B235]=&quot;&quot;;&quot;&quot;;IF([.B234]&lt;[.$R$4];INDEX([.$S$4:.$S$11];MATCH([.B234];[.$R$4:.$R$11];-1));INDEX([.$S$4:.$S$11];MATCH([.B234];[.$R$4:.$R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>
            <text:p/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F235]&amp;&quot; &quot;&amp;[.G2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F236]&amp;&quot; &quot;&amp;[.G2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F237]&amp;&quot; &quot;&amp;[.G2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F238]&amp;&quot; &quot;&amp;[.G2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F239]&amp;&quot; &quot;&amp;[.G2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F240]&amp;&quot; &quot;&amp;[.G2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F241]&amp;&quot; &quot;&amp;[.G2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F242]&amp;&quot; &quot;&amp;[.G2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F243]&amp;&quot; &quot;&amp;[.G2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F244]&amp;&quot; &quot;&amp;[.G2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F245]&amp;&quot; &quot;&amp;[.G2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F246]&amp;&quot; &quot;&amp;[.G2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F247]&amp;&quot; &quot;&amp;[.G2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F248]&amp;&quot; &quot;&amp;[.G2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F249]&amp;&quot; &quot;&amp;[.G2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F250]&amp;&quot; &quot;&amp;[.G2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F251]&amp;&quot; &quot;&amp;[.G2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F252]&amp;&quot; &quot;&amp;[.G2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F253]&amp;&quot; &quot;&amp;[.G2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F254]&amp;&quot; &quot;&amp;[.G2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F255]&amp;&quot; &quot;&amp;[.G2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F256]&amp;&quot; &quot;&amp;[.G2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F257]&amp;&quot; &quot;&amp;[.G2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F258]&amp;&quot; &quot;&amp;[.G2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F259]&amp;&quot; &quot;&amp;[.G2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F260]&amp;&quot; &quot;&amp;[.G2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F261]&amp;&quot; &quot;&amp;[.G2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F262]&amp;&quot; &quot;&amp;[.G2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F263]&amp;&quot; &quot;&amp;[.G2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F264]&amp;&quot; &quot;&amp;[.G2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F265]&amp;&quot; &quot;&amp;[.G2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F266]&amp;&quot; &quot;&amp;[.G2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F267]&amp;&quot; &quot;&amp;[.G2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F268]&amp;&quot; &quot;&amp;[.G2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F269]&amp;&quot; &quot;&amp;[.G2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F270]&amp;&quot; &quot;&amp;[.G2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F271]&amp;&quot; &quot;&amp;[.G2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F272]&amp;&quot; &quot;&amp;[.G2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F273]&amp;&quot; &quot;&amp;[.G2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F274]&amp;&quot; &quot;&amp;[.G274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5"/>
        </table:table-row>
      </table:table>
      <table:table table:name="PART_EXPORT" table:style-name="ta1"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ClarinetIIMvtI = {" calcext:value-type="string">
            <text:p>formatClarinetI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27 \break " calcext:value-type="string">
            <text:p>s1*27 \break </text:p>
          </table:table-cell>
        </table:table-row>
        <table:table-row table:style-name="ro1">
          <table:table-cell table:formula="of:=IF([$PART.H25]=&quot;&quot;;&quot;&quot;;[$PART.H25])" office:value-type="string" office:string-value="s1*14 \break " calcext:value-type="string">
            <text:p>s1*14 \break </text:p>
          </table:table-cell>
        </table:table-row>
        <table:table-row table:style-name="ro1">
          <table:table-cell table:formula="of:=IF([$PART.H26]=&quot;&quot;;&quot;&quot;;[$PART.H26])" office:value-type="string" office:string-value="s1*15 \break " calcext:value-type="string">
            <text:p>s1*15 \break </text:p>
          </table:table-cell>
        </table:table-row>
        <table:table-row table:style-name="ro1">
          <table:table-cell table:formula="of:=IF([$PART.H27]=&quot;&quot;;&quot;&quot;;[$PART.H27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28]=&quot;&quot;;&quot;&quot;;[$PART.H28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29]=&quot;&quot;;&quot;&quot;;[$PART.H29])" office:value-type="string" office:string-value="s1*43 \break " calcext:value-type="string">
            <text:p>s1*43 \break </text:p>
          </table:table-cell>
        </table:table-row>
        <table:table-row table:style-name="ro1">
          <table:table-cell table:formula="of:=IF([$PART.H30]=&quot;&quot;;&quot;&quot;;[$PART.H30])" office:value-type="string" office:string-value="s1*30 \break " calcext:value-type="string">
            <text:p>s1*30 \break </text:p>
          </table:table-cell>
        </table:table-row>
        <table:table-row table:style-name="ro1">
          <table:table-cell table:formula="of:=IF([$PART.H31]=&quot;&quot;;&quot;&quot;;[$PART.H31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32]=&quot;&quot;;&quot;&quot;;[$PART.H32])" office:value-type="string" office:string-value="s1*62 \break " calcext:value-type="string">
            <text:p>s1*62 \break </text:p>
          </table:table-cell>
        </table:table-row>
        <table:table-row table:style-name="ro1">
          <table:table-cell table:formula="of:=IF([$PART.H33]=&quot;&quot;;&quot;&quot;;[$PART.H33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34]=&quot;&quot;;&quot;&quot;;[$PART.H34])" office:value-type="string" office:string-value="s1*42 \break " calcext:value-type="string">
            <text:p>s1*42 \break </text:p>
          </table:table-cell>
        </table:table-row>
        <table:table-row table:style-name="ro1">
          <table:table-cell table:formula="of:=IF([$PART.H35]=&quot;&quot;;&quot;&quot;;[$PART.H35])" office:value-type="string" office:string-value="s1*54 \pageBreak " calcext:value-type="string">
            <text:p>s1*54 \pageBreak </text:p>
          </table:table-cell>
        </table:table-row>
        <table:table-row table:style-name="ro1">
          <table:table-cell table:formula="of:=IF([$PART.H36]=&quot;&quot;;&quot;&quot;;[$PART.H36])" office:value-type="string" office:string-value="s1*19 \break " calcext:value-type="string">
            <text:p>s1*19 \break </text:p>
          </table:table-cell>
        </table:table-row>
        <table:table-row table:style-name="ro1">
          <table:table-cell table:formula="of:=IF([$PART.H37]=&quot;&quot;;&quot;&quot;;[$PART.H37])" office:value-type="string" office:string-value="s1*22 \break " calcext:value-type="string">
            <text:p>s1*22 \break </text:p>
          </table:table-cell>
        </table:table-row>
        <table:table-row table:style-name="ro1">
          <table:table-cell table:formula="of:=IF([$PART.H38]=&quot;&quot;;&quot;&quot;;[$PART.H38])" office:value-type="string" office:string-value="s1*28 \break " calcext:value-type="string">
            <text:p>s1*28 \break </text:p>
          </table:table-cell>
        </table:table-row>
        <table:table-row table:style-name="ro1">
          <table:table-cell table:formula="of:=IF([$PART.H39]=&quot;&quot;;&quot;&quot;;[$PART.H39])" office:value-type="string" office:string-value="s1*63 \break " calcext:value-type="string">
            <text:p>s1*63 \break </text:p>
          </table:table-cell>
        </table:table-row>
        <table:table-row table:style-name="ro1">
          <table:table-cell table:formula="of:=IF([$PART.H40]=&quot;&quot;;&quot;&quot;;[$PART.H40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41]=&quot;&quot;;&quot;&quot;;[$PART.H41])" office:value-type="string" office:string-value="s1*21 \break " calcext:value-type="string">
            <text:p>s1*21 \break </text:p>
          </table:table-cell>
        </table:table-row>
        <table:table-row table:style-name="ro1">
          <table:table-cell table:formula="of:=IF([$PART.H42]=&quot;&quot;;&quot;&quot;;[$PART.H42])" office:value-type="string" office:string-value="s1*25 \break " calcext:value-type="string">
            <text:p>s1*25 \break </text:p>
          </table:table-cell>
        </table:table-row>
        <table:table-row table:style-name="ro1">
          <table:table-cell table:formula="of:=IF([$PART.H43]=&quot;&quot;;&quot;&quot;;[$PART.H43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44]=&quot;&quot;;&quot;&quot;;[$PART.H44])" office:value-type="string" office:string-value="s1*8  " calcext:value-type="string">
            <text:p>s1*8 <text:s/></text:p>
          </table:table-cell>
        </table:table-row>
        <table:table-row table:style-name="ro1">
          <table:table-cell table:formula="of:=IF([$PART.H45]=&quot;&quot;;&quot;&quot;;[$PART.H45])">
            <text:p/>
          </table:table-cell>
        </table:table-row>
        <table:table-row table:style-name="ro1">
          <table:table-cell table:formula="of:=IF([$PART.H46]=&quot;&quot;;&quot;&quot;;[$PART.H46])">
            <text:p/>
          </table:table-cell>
        </table:table-row>
        <table:table-row table:style-name="ro1">
          <table:table-cell table:formula="of:=IF([$PART.H47]=&quot;&quot;;&quot;&quot;;[$PART.H47])">
            <text:p/>
          </table:table-cell>
        </table:table-row>
        <table:table-row table:style-name="ro1">
          <table:table-cell table:formula="of:=IF([$PART.H48]=&quot;&quot;;&quot;&quot;;[$PART.H48])">
            <text:p/>
          </table:table-cell>
        </table:table-row>
        <table:table-row table:style-name="ro1">
          <table:table-cell table:formula="of:=IF([$PART.H49]=&quot;&quot;;&quot;&quot;;[$PART.H49])">
            <text:p/>
          </table:table-cell>
        </table:table-row>
        <table:table-row table:style-name="ro1">
          <table:table-cell table:formula="of:=IF([$PART.H50]=&quot;&quot;;&quot;&quot;;[$PART.H50])">
            <text:p/>
          </table:table-cell>
        </table:table-row>
        <table:table-row table:style-name="ro1">
          <table:table-cell table:formula="of:=IF([$PART.H51]=&quot;&quot;;&quot;&quot;;[$PART.H51])">
            <text:p/>
          </table:table-cell>
        </table:table-row>
        <table:table-row table:style-name="ro1">
          <table:table-cell table:formula="of:=IF([$PART.H52]=&quot;&quot;;&quot;&quot;;[$PART.H52])">
            <text:p/>
          </table:table-cell>
        </table:table-row>
        <table:table-row table:style-name="ro1">
          <table:table-cell table:formula="of:=IF([$PART.H53]=&quot;&quot;;&quot;&quot;;[$PART.H53])">
            <text:p/>
          </table:table-cell>
        </table:table-row>
        <table:table-row table:style-name="ro1">
          <table:table-cell table:formula="of:=IF([$PART.H54]=&quot;&quot;;&quot;&quot;;[$PART.H54])">
            <text:p/>
          </table:table-cell>
        </table:table-row>
        <table:table-row table:style-name="ro1">
          <table:table-cell table:formula="of:=IF([$PART.H55]=&quot;&quot;;&quot;&quot;;[$PART.H55])">
            <text:p/>
          </table:table-cell>
        </table:table-row>
        <table:table-row table:style-name="ro1">
          <table:table-cell table:formula="of:=IF([$PART.H56]=&quot;&quot;;&quot;&quot;;[$PART.H56])">
            <text:p/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ClarinetIIMvtII = {" calcext:value-type="string">
            <text:p>formatClarinetIIMvtII = {</text:p>
          </table:table-cell>
        </table:table-row>
        <table:table-row table:style-name="ro1">
          <table:table-cell table:formula="of:=IF([$PART.H108]=&quot;&quot;;&quot;&quot;;[$PART.H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 office:value-type="string" office:string-value="s4.*24 \break " calcext:value-type="string">
            <text:p>s4.*24 \break </text:p>
          </table:table-cell>
        </table:table-row>
        <table:table-row table:style-name="ro1">
          <table:table-cell table:formula="of:=IF([$PART.H111]=&quot;&quot;;&quot;&quot;;[$PART.H111])" office:value-type="string" office:string-value="s4.*8 \break " calcext:value-type="string">
            <text:p>s4.*8 \break </text:p>
          </table:table-cell>
        </table:table-row>
        <table:table-row table:style-name="ro1">
          <table:table-cell table:formula="of:=IF([$PART.H112]=&quot;&quot;;&quot;&quot;;[$PART.H112])" office:value-type="string" office:string-value="s4.*21  " calcext:value-type="string">
            <text:p>s4.*21 <text:s/></text:p>
          </table:table-cell>
        </table:table-row>
        <table:table-row table:style-name="ro1">
          <table:table-cell table:formula="of:=IF([$PART.H113]=&quot;&quot;;&quot;&quot;;[$PART.H113])">
            <text:p/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ClarinetIIMvtIII = {" calcext:value-type="string">
            <text:p>formatClarinetI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37 \break " calcext:value-type="string">
            <text:p>s2.*37 \break </text:p>
          </table:table-cell>
        </table:table-row>
        <table:table-row table:style-name="ro1">
          <table:table-cell table:formula="of:=IF([$PART.H198]=&quot;&quot;;&quot;&quot;;[$PART.H198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199]=&quot;&quot;;&quot;&quot;;[$PART.H199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00]=&quot;&quot;;&quot;&quot;;[$PART.H200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01]=&quot;&quot;;&quot;&quot;;[$PART.H201])" office:value-type="string" office:string-value="s2.*31 \break " calcext:value-type="string">
            <text:p>s2.*31 \break </text:p>
          </table:table-cell>
        </table:table-row>
        <table:table-row table:style-name="ro1">
          <table:table-cell table:formula="of:=IF([$PART.H202]=&quot;&quot;;&quot;&quot;;[$PART.H202])" office:value-type="string" office:string-value="s2.*24 \break " calcext:value-type="string">
            <text:p>s2.*24 \break </text:p>
          </table:table-cell>
        </table:table-row>
        <table:table-row table:style-name="ro1">
          <table:table-cell table:formula="of:=IF([$PART.H203]=&quot;&quot;;&quot;&quot;;[$PART.H203])" office:value-type="string" office:string-value="s2.*33 \break " calcext:value-type="string">
            <text:p>s2.*33 \break </text:p>
          </table:table-cell>
        </table:table-row>
        <table:table-row table:style-name="ro1">
          <table:table-cell table:formula="of:=IF([$PART.H204]=&quot;&quot;;&quot;&quot;;[$PART.H204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5]=&quot;&quot;;&quot;&quot;;[$PART.H205])" office:value-type="string" office:string-value="s2.*9 \break \grace {s8}" calcext:value-type="string">
            <text:p>s2.*9 \break \grace {s8}</text:p>
          </table:table-cell>
        </table:table-row>
        <table:table-row table:style-name="ro1">
          <table:table-cell table:formula="of:=IF([$PART.H206]=&quot;&quot;;&quot;&quot;;[$PART.H206])" office:value-type="string" office:string-value="s2.*13 \break " calcext:value-type="string">
            <text:p>s2.*13 \break </text:p>
          </table:table-cell>
        </table:table-row>
        <table:table-row table:style-name="ro1">
          <table:table-cell table:formula="of:=IF([$PART.H207]=&quot;&quot;;&quot;&quot;;[$PART.H207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08]=&quot;&quot;;&quot;&quot;;[$PART.H208])" office:value-type="string" office:string-value="s2.*31 \pageBreak " calcext:value-type="string">
            <text:p>s2.*31 \pageBreak </text:p>
          </table:table-cell>
        </table:table-row>
        <table:table-row table:style-name="ro1">
          <table:table-cell table:formula="of:=IF([$PART.H209]=&quot;&quot;;&quot;&quot;;[$PART.H209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10]=&quot;&quot;;&quot;&quot;;[$PART.H210])" office:value-type="string" office:string-value="s2.*17 \break " calcext:value-type="string">
            <text:p>s2.*17 \break </text:p>
          </table:table-cell>
        </table:table-row>
        <table:table-row table:style-name="ro1">
          <table:table-cell table:formula="of:=IF([$PART.H211]=&quot;&quot;;&quot;&quot;;[$PART.H211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12]=&quot;&quot;;&quot;&quot;;[$PART.H212])" office:value-type="string" office:string-value="s2.*22 \break " calcext:value-type="string">
            <text:p>s2.*22 \break </text:p>
          </table:table-cell>
        </table:table-row>
        <table:table-row table:style-name="ro1">
          <table:table-cell table:formula="of:=IF([$PART.H213]=&quot;&quot;;&quot;&quot;;[$PART.H213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14]=&quot;&quot;;&quot;&quot;;[$PART.H214])" office:value-type="string" office:string-value="s2.*38 \break " calcext:value-type="string">
            <text:p>s2.*38 \break </text:p>
          </table:table-cell>
        </table:table-row>
        <table:table-row table:style-name="ro1">
          <table:table-cell table:formula="of:=IF([$PART.H215]=&quot;&quot;;&quot;&quot;;[$PART.H215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16]=&quot;&quot;;&quot;&quot;;[$PART.H216])" office:value-type="string" office:string-value="s2.*2  " calcext:value-type="string">
            <text:p>s2.*2 <text:s/></text:p>
          </table:table-cell>
        </table:table-row>
        <table:table-row table:style-name="ro1">
          <table:table-cell table:formula="of:=IF([$PART.H217]=&quot;&quot;;&quot;&quot;;[$PART.H217])" office:value-type="string" office:string-value="s2*57 \break " calcext:value-type="string">
            <text:p>s2*57 \break </text:p>
          </table:table-cell>
        </table:table-row>
        <table:table-row table:style-name="ro1">
          <table:table-cell table:formula="of:=IF([$PART.H218]=&quot;&quot;;&quot;&quot;;[$PART.H218])" office:value-type="string" office:string-value="s2*23 \break " calcext:value-type="string">
            <text:p>s2*23 \break </text:p>
          </table:table-cell>
        </table:table-row>
        <table:table-row table:style-name="ro1">
          <table:table-cell table:formula="of:=IF([$PART.H219]=&quot;&quot;;&quot;&quot;;[$PART.H219])" office:value-type="string" office:string-value="s2*30  " calcext:value-type="string">
            <text:p>s2*30 <text:s/></text:p>
          </table:table-cell>
        </table:table-row>
        <table:table-row table:style-name="ro1">
          <table:table-cell table:formula="of:=IF([$PART.H220]=&quot;&quot;;&quot;&quot;;[$PART.H220])" office:value-type="string" office:string-value="s2.*1 \break " calcext:value-type="string">
            <text:p>s2.*1 \break </text:p>
          </table:table-cell>
        </table:table-row>
        <table:table-row table:style-name="ro1">
          <table:table-cell table:formula="of:=IF([$PART.H221]=&quot;&quot;;&quot;&quot;;[$PART.H221])" office:value-type="string" office:string-value="s2.*13 \break " calcext:value-type="string">
            <text:p>s2.*13 \break </text:p>
          </table:table-cell>
        </table:table-row>
        <table:table-row table:style-name="ro1">
          <table:table-cell table:formula="of:=IF([$PART.H222]=&quot;&quot;;&quot;&quot;;[$PART.H222])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IF([$PART.H223]=&quot;&quot;;&quot;&quot;;[$PART.H223])" office:value-type="string" office:string-value="s2.*9  " calcext:value-type="string">
            <text:p>s2.*9 <text:s/></text:p>
          </table:table-cell>
        </table:table-row>
        <table:table-row table:style-name="ro1">
          <table:table-cell table:formula="of:=IF([$PART.H224]=&quot;&quot;;&quot;&quot;;[$PART.H224])">
            <text:p/>
          </table:table-cell>
        </table:table-row>
        <table:table-row table:style-name="ro1">
          <table:table-cell table:formula="of:=IF([$PART.H225]=&quot;&quot;;&quot;&quot;;[$PART.H225])">
            <text:p/>
          </table:table-cell>
        </table:table-row>
        <table:table-row table:style-name="ro1">
          <table:table-cell table:formula="of:=IF([$PART.H226]=&quot;&quot;;&quot;&quot;;[$PART.H226])">
            <text:p/>
          </table:table-cell>
        </table:table-row>
        <table:table-row table:style-name="ro1">
          <table:table-cell table:formula="of:=IF([$PART.H227]=&quot;&quot;;&quot;&quot;;[$PART.H227])">
            <text:p/>
          </table:table-cell>
        </table:table-row>
        <table:table-row table:style-name="ro1">
          <table:table-cell table:formula="of:=IF([$PART.H228]=&quot;&quot;;&quot;&quot;;[$PART.H228])">
            <text:p/>
          </table:table-cell>
        </table:table-row>
        <table:table-row table:style-name="ro1">
          <table:table-cell table:formula="of:=IF([$PART.H229]=&quot;&quot;;&quot;&quot;;[$PART.H229])">
            <text:p/>
          </table:table-cell>
        </table:table-row>
        <table:table-row table:style-name="ro1">
          <table:table-cell table:formula="of:=IF([$PART.H230]=&quot;&quot;;&quot;&quot;;[$PART.H230])">
            <text:p/>
          </table:table-cell>
        </table:table-row>
        <table:table-row table:style-name="ro1">
          <table:table-cell table:formula="of:=IF([$PART.H231]=&quot;&quot;;&quot;&quot;;[$PART.H231])">
            <text:p/>
          </table:table-cell>
        </table:table-row>
        <table:table-row table:style-name="ro1">
          <table:table-cell table:formula="of:=IF([$PART.H232]=&quot;&quot;;&quot;&quot;;[$PART.H232])">
            <text:p/>
          </table:table-cell>
        </table:table-row>
        <table:table-row table:style-name="ro1">
          <table:table-cell table:formula="of:=IF([$PART.H233]=&quot;&quot;;&quot;&quot;;[$PART.H233])">
            <text:p/>
          </table:table-cell>
        </table:table-row>
        <table:table-row table:style-name="ro1">
          <table:table-cell table:formula="of:=IF([$PART.H234]=&quot;&quot;;&quot;&quot;;[$PART.H234])">
            <text:p/>
          </table:table-cell>
        </table:table-row>
        <table:table-row table:style-name="ro1">
          <table:table-cell table:formula="of:=IF([$PART.H235]=&quot;&quot;;&quot;&quot;;[$PART.H235])">
            <text:p/>
          </table:table-cell>
        </table:table-row>
        <table:table-row table:style-name="ro1">
          <table:table-cell table:formula="of:=IF([$PART.H236]=&quot;&quot;;&quot;&quot;;[$PART.H236])">
            <text:p/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89" calcext:value-type="float">
            <text:p>8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03" calcext:value-type="float">
            <text:p>10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" calcext:value-type="string">
            <text:p>%\set Score.skipTypesetting = ##t s2*84 s2.*2 s1*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4 " calcext:value-type="string">
            <text:p>%\set Score.skipTypesetting = ##f s2*14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86 s2.*2 s1*2 s2*48 " calcext:value-type="string">
            <text:p>%\set Score.skipTypesetting = ##t s2*186 s2.*2 s1*2 s2*48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88" calcext:value-type="float">
            <text:p>88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88 " calcext:value-type="string">
            <text:p>s2.*8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4" calcext:value-type="float">
            <text:p>14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4 " calcext:value-type="string">
            <text:p>s2.*14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6" calcext:value-type="float">
            <text:p>16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16 " calcext:value-type="string">
            <text:p>s2.*16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" calcext:value-type="string">
            <text:p>s2*84 s2.*2 s1*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4" calcext:value-type="float">
            <text:p>14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4 " calcext:value-type="string">
            <text:p>s2*14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186" calcext:value-type="float">
            <text:p>186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186 s2.*2 s1*2 s2*48 " calcext:value-type="string">
            <text:p>s2*186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89" calcext:value-type="float">
            <text:p>8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8" calcext:value-type="float">
            <text:p>88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88 " calcext:value-type="string">
            <text:p>s1*88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89" calcext:value-type="float">
            <text:p>89</text:p>
          </table:table-cell>
          <table:table-cell table:formula="of:=[.D3]" office:value-type="float" office:value="103" calcext:value-type="float">
            <text:p>10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4 " calcext:value-type="string">
            <text:p>s1*14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03" calcext:value-type="float">
            <text:p>10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329" calcext:value-type="float">
            <text:p>32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329 " calcext:value-type="string">
            <text:p>s1*32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" calcext:value-type="string">
            <text:p>%\set Score.skipTypesetting = ##t s2*84 s2.*2 s1*2 </text:p>
          </table:table-cell>
        </table:table-row>
        <table:table-row table:style-name="ro1">
          <table:table-cell table:formula="of:=[$COND.BB5]" office:value-type="string" office:string-value="%\set Score.skipTypesetting = ##f s2*14 " calcext:value-type="string">
            <text:p>%\set Score.skipTypesetting = ##f s2*14 </text:p>
          </table:table-cell>
        </table:table-row>
        <table:table-row table:style-name="ro1">
          <table:table-cell table:formula="of:=[$COND.BB6]" office:value-type="string" office:string-value="%\set Score.skipTypesetting = ##t s2*186 s2.*2 s1*2 s2*48 " calcext:value-type="string">
            <text:p>%\set Score.skipTypesetting = ##t s2*186 s2.*2 s1*2 s2*48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style-name="ce2"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style-name="ce2"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22:43:24.588257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08T22:44:25.996956914</dc:date>
    <meta:editing-duration>P8DT22H23M14S</meta:editing-duration>
    <meta:editing-cycles>1653</meta:editing-cycles>
    <meta:generator>LibreOffice/6.4.5.2$Linux_X86_64 LibreOffice_project/40$Build-2</meta:generator>
    <meta:document-statistic meta:table-count="5" meta:cell-count="12387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